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officeooo:rsid="001e6491" officeooo:paragraph-rsid="001e6491"/>
    </style:style>
    <style:style style:name="P2" style:family="paragraph" style:parent-style-name="Standard">
      <style:paragraph-properties fo:break-before="page"/>
      <style:text-properties fo:font-weight="bold" officeooo:rsid="002479e2" officeooo:paragraph-rsid="002479e2" style:font-weight-asian="bold" style:font-weight-complex="bold"/>
    </style:style>
    <style:style style:name="P3" style:family="paragraph" style:parent-style-name="Standard">
      <style:paragraph-properties fo:break-before="page"/>
      <style:text-properties fo:font-weight="bold" officeooo:rsid="000f609f" officeooo:paragraph-rsid="000f609f" style:font-weight-asian="bold" style:font-weight-complex="bold"/>
    </style:style>
    <style:style style:name="P4" style:family="paragraph" style:parent-style-name="Standard">
      <style:paragraph-properties fo:break-before="page"/>
      <style:text-properties fo:font-weight="bold" officeooo:rsid="0015a0bd" officeooo:paragraph-rsid="0015a0bd" style:font-weight-asian="bold" style:font-weight-complex="bold"/>
    </style:style>
    <style:style style:name="P5" style:family="paragraph" style:parent-style-name="Standard">
      <style:paragraph-properties fo:break-before="page"/>
      <style:text-properties officeooo:rsid="002aa097" officeooo:paragraph-rsid="002aa097"/>
    </style:style>
    <style:style style:name="P6" style:family="paragraph" style:parent-style-name="Standard">
      <style:paragraph-properties fo:break-before="page"/>
      <style:text-properties officeooo:rsid="000768d5" officeooo:paragraph-rsid="000768d5"/>
    </style:style>
    <style:style style:name="P7" style:family="paragraph" style:parent-style-name="Standard">
      <style:paragraph-properties fo:break-before="page"/>
      <style:text-properties officeooo:rsid="000d48ba" officeooo:paragraph-rsid="000d48ba"/>
    </style:style>
    <style:style style:name="P8" style:family="paragraph" style:parent-style-name="Standard">
      <style:paragraph-properties fo:break-before="page"/>
      <style:text-properties officeooo:rsid="0013992b" officeooo:paragraph-rsid="0013992b"/>
    </style:style>
    <style:style style:name="P9" style:family="paragraph" style:parent-style-name="Standard">
      <style:text-properties officeooo:rsid="0002370c" officeooo:paragraph-rsid="0002370c"/>
    </style:style>
    <style:style style:name="P10" style:family="paragraph" style:parent-style-name="Standard">
      <style:text-properties officeooo:rsid="000520a8" officeooo:paragraph-rsid="000520a8"/>
    </style:style>
    <style:style style:name="P11" style:family="paragraph" style:parent-style-name="Standard">
      <style:text-properties officeooo:rsid="00052da5" officeooo:paragraph-rsid="00052da5"/>
    </style:style>
    <style:style style:name="P12" style:family="paragraph" style:parent-style-name="Standard">
      <style:text-properties officeooo:rsid="00071244" officeooo:paragraph-rsid="00071244"/>
    </style:style>
    <style:style style:name="P13" style:family="paragraph" style:parent-style-name="Standard">
      <style:text-properties officeooo:rsid="000768d5" officeooo:paragraph-rsid="000768d5"/>
    </style:style>
    <style:style style:name="P14" style:family="paragraph" style:parent-style-name="Standard">
      <style:text-properties fo:font-weight="bold" officeooo:rsid="000768d5" officeooo:paragraph-rsid="000768d5" style:font-weight-asian="bold" style:font-weight-complex="bold"/>
    </style:style>
    <style:style style:name="P15" style:family="paragraph" style:parent-style-name="Standard">
      <style:text-properties fo:font-weight="bold" officeooo:rsid="000a55cc" officeooo:paragraph-rsid="000a55cc" style:font-weight-asian="bold" style:font-weight-complex="bold"/>
    </style:style>
    <style:style style:name="P16" style:family="paragraph" style:parent-style-name="Standard">
      <style:text-properties fo:font-weight="bold" officeooo:rsid="000bb4ed" officeooo:paragraph-rsid="000bb4ed" style:font-weight-asian="bold" style:font-weight-complex="bold"/>
    </style:style>
    <style:style style:name="P17" style:family="paragraph" style:parent-style-name="Standard">
      <style:text-properties fo:font-weight="bold" officeooo:rsid="000cfad3" officeooo:paragraph-rsid="000cfad3" style:font-weight-asian="bold" style:font-weight-complex="bold"/>
    </style:style>
    <style:style style:name="P18" style:family="paragraph" style:parent-style-name="Standard">
      <style:text-properties fo:font-weight="bold" officeooo:rsid="000d48ba" officeooo:paragraph-rsid="000d48ba" style:font-weight-asian="bold" style:font-weight-complex="bold"/>
    </style:style>
    <style:style style:name="P19" style:family="paragraph" style:parent-style-name="Standard">
      <style:text-properties fo:font-weight="bold" officeooo:rsid="000e632c" officeooo:paragraph-rsid="000e632c" style:font-weight-asian="bold" style:font-weight-complex="bold"/>
    </style:style>
    <style:style style:name="P20" style:family="paragraph" style:parent-style-name="Standard">
      <style:text-properties fo:font-weight="bold" officeooo:rsid="000f609f" officeooo:paragraph-rsid="000f609f" style:font-weight-asian="bold" style:font-weight-complex="bold"/>
    </style:style>
    <style:style style:name="P21" style:family="paragraph" style:parent-style-name="Standard">
      <style:text-properties fo:font-weight="bold" officeooo:rsid="0013992b" officeooo:paragraph-rsid="0013992b" style:font-weight-asian="bold" style:font-weight-complex="bold"/>
    </style:style>
    <style:style style:name="P22" style:family="paragraph" style:parent-style-name="Standard">
      <style:text-properties fo:font-weight="bold" officeooo:rsid="0015a0bd" officeooo:paragraph-rsid="0015a0bd" style:font-weight-asian="bold" style:font-weight-complex="bold"/>
    </style:style>
    <style:style style:name="P23" style:family="paragraph" style:parent-style-name="Standard">
      <style:text-properties fo:font-weight="bold" officeooo:rsid="001713bb" officeooo:paragraph-rsid="001713bb" style:font-weight-asian="bold" style:font-weight-complex="bold"/>
    </style:style>
    <style:style style:name="P24" style:family="paragraph" style:parent-style-name="Standard">
      <style:text-properties fo:font-weight="bold" officeooo:rsid="001a2590" officeooo:paragraph-rsid="001a2590" style:font-weight-asian="bold" style:font-weight-complex="bold"/>
    </style:style>
    <style:style style:name="P25" style:family="paragraph" style:parent-style-name="Standard">
      <style:text-properties fo:font-weight="bold" officeooo:rsid="001b5f57" officeooo:paragraph-rsid="001b5f57" style:font-weight-asian="bold" style:font-weight-complex="bold"/>
    </style:style>
    <style:style style:name="P26" style:family="paragraph" style:parent-style-name="Standard">
      <style:text-properties fo:font-weight="bold" officeooo:rsid="001dcf4c" officeooo:paragraph-rsid="001dcf4c" style:font-weight-asian="bold" style:font-weight-complex="bold"/>
    </style:style>
    <style:style style:name="P27" style:family="paragraph" style:parent-style-name="Standard">
      <style:text-properties fo:font-weight="bold" officeooo:rsid="001e6491" officeooo:paragraph-rsid="001e6491" style:font-weight-asian="bold" style:font-weight-complex="bold"/>
    </style:style>
    <style:style style:name="P28" style:family="paragraph" style:parent-style-name="Standard">
      <style:text-properties fo:font-weight="bold" officeooo:rsid="0020cb1c" officeooo:paragraph-rsid="0020cb1c" style:font-weight-asian="bold" style:font-weight-complex="bold"/>
    </style:style>
    <style:style style:name="P29" style:family="paragraph" style:parent-style-name="Standard">
      <style:text-properties fo:font-weight="bold" officeooo:rsid="0021b202" officeooo:paragraph-rsid="0021b202" style:font-weight-asian="bold" style:font-weight-complex="bold"/>
    </style:style>
    <style:style style:name="P30" style:family="paragraph" style:parent-style-name="Standard">
      <style:text-properties fo:font-weight="bold" officeooo:rsid="002479e2" officeooo:paragraph-rsid="002479e2" style:font-weight-asian="bold" style:font-weight-complex="bold"/>
    </style:style>
    <style:style style:name="P31" style:family="paragraph" style:parent-style-name="Standard">
      <style:text-properties fo:font-weight="bold" officeooo:rsid="00270b45" officeooo:paragraph-rsid="00270b45" style:font-weight-asian="bold" style:font-weight-complex="bold"/>
    </style:style>
    <style:style style:name="P32" style:family="paragraph" style:parent-style-name="Standard">
      <style:text-properties fo:font-weight="bold" officeooo:rsid="0026276f" officeooo:paragraph-rsid="0026276f" style:font-weight-asian="bold" style:font-weight-complex="bold"/>
    </style:style>
    <style:style style:name="P33" style:family="paragraph" style:parent-style-name="Standard">
      <style:text-properties officeooo:rsid="0008f319" officeooo:paragraph-rsid="0008f319"/>
    </style:style>
    <style:style style:name="P34" style:family="paragraph" style:parent-style-name="Standard">
      <style:text-properties officeooo:rsid="000a55cc" officeooo:paragraph-rsid="000a55cc"/>
    </style:style>
    <style:style style:name="P35" style:family="paragraph" style:parent-style-name="Standard">
      <style:text-properties officeooo:rsid="000bb4ed" officeooo:paragraph-rsid="000bb4ed"/>
    </style:style>
    <style:style style:name="P36" style:family="paragraph" style:parent-style-name="Standard">
      <style:text-properties officeooo:rsid="000cfad3" officeooo:paragraph-rsid="000cfad3"/>
    </style:style>
    <style:style style:name="P37" style:family="paragraph" style:parent-style-name="Standard">
      <style:text-properties officeooo:rsid="000d48ba" officeooo:paragraph-rsid="000d48ba"/>
    </style:style>
    <style:style style:name="P38" style:family="paragraph" style:parent-style-name="Standard">
      <style:text-properties officeooo:rsid="000e632c" officeooo:paragraph-rsid="000e632c"/>
    </style:style>
    <style:style style:name="P39" style:family="paragraph" style:parent-style-name="Standard">
      <style:text-properties officeooo:rsid="000f609f" officeooo:paragraph-rsid="000f609f"/>
    </style:style>
    <style:style style:name="P40" style:family="paragraph" style:parent-style-name="Standard">
      <style:text-properties officeooo:rsid="00106ff9" officeooo:paragraph-rsid="00106ff9"/>
    </style:style>
    <style:style style:name="P41" style:family="paragraph" style:parent-style-name="Standard">
      <style:text-properties officeooo:rsid="0013992b" officeooo:paragraph-rsid="0013992b"/>
    </style:style>
    <style:style style:name="P42" style:family="paragraph" style:parent-style-name="Standard">
      <style:text-properties officeooo:rsid="0015a0bd" officeooo:paragraph-rsid="0015a0bd"/>
    </style:style>
    <style:style style:name="P43" style:family="paragraph" style:parent-style-name="Standard">
      <style:text-properties officeooo:rsid="001713bb" officeooo:paragraph-rsid="001713bb"/>
    </style:style>
    <style:style style:name="P44" style:family="paragraph" style:parent-style-name="Standard">
      <style:text-properties officeooo:rsid="00192be1" officeooo:paragraph-rsid="00192be1"/>
    </style:style>
    <style:style style:name="P45" style:family="paragraph" style:parent-style-name="Standard">
      <style:text-properties officeooo:rsid="001a2590" officeooo:paragraph-rsid="001a2590"/>
    </style:style>
    <style:style style:name="P46" style:family="paragraph" style:parent-style-name="Standard">
      <style:text-properties officeooo:rsid="001b5f57" officeooo:paragraph-rsid="001b5f57"/>
    </style:style>
    <style:style style:name="P47" style:family="paragraph" style:parent-style-name="Standard">
      <style:text-properties officeooo:rsid="001dcf4c" officeooo:paragraph-rsid="001dcf4c"/>
    </style:style>
    <style:style style:name="P48" style:family="paragraph" style:parent-style-name="Standard">
      <style:text-properties officeooo:rsid="001e6491" officeooo:paragraph-rsid="001e6491"/>
    </style:style>
    <style:style style:name="P49" style:family="paragraph" style:parent-style-name="Standard">
      <style:text-properties officeooo:rsid="0020cb1c" officeooo:paragraph-rsid="0020cb1c"/>
    </style:style>
    <style:style style:name="P50" style:family="paragraph" style:parent-style-name="Standard">
      <style:text-properties officeooo:rsid="0021b202" officeooo:paragraph-rsid="0021b202"/>
    </style:style>
    <style:style style:name="P51" style:family="paragraph" style:parent-style-name="Standard">
      <style:text-properties officeooo:rsid="00245caa" officeooo:paragraph-rsid="00245caa"/>
    </style:style>
    <style:style style:name="P52" style:family="paragraph" style:parent-style-name="Standard">
      <style:text-properties officeooo:rsid="002479e2" officeooo:paragraph-rsid="002479e2"/>
    </style:style>
    <style:style style:name="P53" style:family="paragraph" style:parent-style-name="Standard">
      <style:text-properties officeooo:rsid="0026276f" officeooo:paragraph-rsid="0026276f"/>
    </style:style>
    <style:style style:name="P54" style:family="paragraph" style:parent-style-name="Standard">
      <style:text-properties officeooo:rsid="00270b45" officeooo:paragraph-rsid="00270b45"/>
    </style:style>
    <style:style style:name="P55" style:family="paragraph" style:parent-style-name="Standard">
      <style:text-properties officeooo:rsid="002aa097" officeooo:paragraph-rsid="002aa097"/>
    </style:style>
    <style:style style:name="P5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8" style:family="paragraph" style:parent-style-name="Heading_20_1">
      <style:paragraph-properties fo:break-before="page"/>
    </style:style>
    <style:style style:name="P59" style:family="paragraph" style:parent-style-name="Heading_20_2" style:list-style-name=""/>
    <style:style style:name="P60" style:family="paragraph" style:parent-style-name="Heading_20_2">
      <style:text-properties fo:font-size="14.1000003814697pt" style:font-size-asian="16.1000003814697pt" style:font-size-complex="16.1000003814697pt"/>
    </style:style>
    <style:style style:name="P61" style:family="paragraph" style:parent-style-name="Heading_20_2">
      <style:paragraph-properties fo:break-before="page"/>
    </style:style>
    <style:style style:name="P62" style:family="paragraph" style:parent-style-name="Standard">
      <style:text-properties officeooo:rsid="002aa097" officeooo:paragraph-rsid="0021b20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56490"/>
    </style:style>
    <style:style style:name="T3" style:family="text">
      <style:text-properties officeooo:rsid="001e029f"/>
    </style:style>
    <style:style style:name="T4" style:family="text">
      <style:text-properties officeooo:rsid="0020403c"/>
    </style:style>
    <style:style style:name="T5" style:family="text">
      <style:text-properties officeooo:rsid="00282a3f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riando Aplicativos com o CakePHP 3</text:p>
      <text:p text:style-name="P9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57"><text:a xlink:type="simple" xlink:href="#__RefHeading___Toc108_1028754505" text:style-name="Index_20_Link" text:visited-style-name="Index_20_Link">Algumas Dicas<text:tab/>1</text:a></text:p>
          <text:p text:style-name="P57"><text:a xlink:type="simple" xlink:href="#__RefHeading___Toc110_1028754505" text:style-name="Index_20_Link" text:visited-style-name="Index_20_Link">Criação de um Element do tipo topmenu<text:tab/>4</text:a></text:p>
          <text:p text:style-name="P57"><text:a xlink:type="simple" xlink:href="#__RefHeading___Toc112_1028754505" text:style-name="Index_20_Link" text:visited-style-name="Index_20_Link">Fluxo de Código<text:tab/>6</text:a></text:p>
          <text:p text:style-name="P57"><text:a xlink:type="simple" xlink:href="#__RefHeading___Toc114_1028754505" text:style-name="Index_20_Link" text:visited-style-name="Index_20_Link">Algumas configurações do CakePHP<text:tab/>8</text:a></text:p>
          <text:p text:style-name="P57"><text:a xlink:type="simple" xlink:href="#__RefHeading___Toc116_1028754505" text:style-name="Index_20_Link" text:visited-style-name="Index_20_Link">Layouts no CakePHP 3<text:tab/>10</text:a></text:p>
          <text:p text:style-name="P57"><text:a xlink:type="simple" xlink:href="#__RefHeading___Toc118_1028754505" text:style-name="Index_20_Link" text:visited-style-name="Index_20_Link">Usando o mysql pela linha de comando<text:tab/>12</text:a></text:p>
          <text:p text:style-name="P57"><text:a xlink:type="simple" xlink:href="#__RefHeading___Toc120_1028754505" text:style-name="Index_20_Link" text:visited-style-name="Index_20_Link">Dicas sobre Validações no CakePHP<text:tab/>13</text:a></text:p>
          <text:p text:style-name="P56"><text:a xlink:type="simple" xlink:href="#__RefHeading___Toc122_1028754505" text:style-name="Index_20_Link" text:visited-style-name="Index_20_Link">Criação de um aplicativo tipo CRUD com o CakePHP3<text:tab/>17</text:a></text:p>
          <text:p text:style-name="P57"><text:a xlink:type="simple" xlink:href="#__RefHeading___Toc124_1028754505" text:style-name="Index_20_Link" text:visited-style-name="Index_20_Link">Criação de um aplicativo tipo CRUD com o CakePHP3 via código<text:tab/>20</text:a></text:p>
          <text:p text:style-name="P57"><text:a xlink:type="simple" xlink:href="#__RefHeading___Toc126_1028754505" text:style-name="Index_20_Link" text:visited-style-name="Index_20_Link">Criação de um aplicativo tipo CRUD com o CakePHP3<text:tab/>24</text:a></text:p>
          <text:p text:style-name="P57"><text:a xlink:type="simple" xlink:href="#__RefHeading___Toc128_1028754505" text:style-name="Index_20_Link" text:visited-style-name="Index_20_Link">Criação de um aplicativo tipo CRUD com o CakePHP3 mas na unha<text:tab/>29</text:a></text:p>
          <text:p text:style-name="P56"><text:a xlink:type="simple" xlink:href="#__RefHeading___Toc130_1028754505" text:style-name="Index_20_Link" text:visited-style-name="Index_20_Link">Criação de Aplicativo tipo Controle de Estoque Simplificado<text:tab/>32</text:a></text:p>
        </text:index-body>
      </text:table-of-content>
      <text:p text:style-name="P9"/>
      <text:p text:style-name="P9"/>
      <text:p text:style-name="P9"/>
      <text:p text:style-name="P10">O CakePHP é um framework que conta com uma ferramenta que automatiza a criação de aplicativos, que é o bake. Esta ferramenta simplifica muito a criação de um aplicativo básico, com o CRUD e vários outros bons recursos.</text:p>
      <text:p text:style-name="P10"/>
      <text:p text:style-name="P10">Aqui mostraremos como usar o bake mas também como criar aplicativos sem o uso do mesmo, além de criar código manualmente e que se comunique entre as camadas do MVC.</text:p>
      <text:p text:style-name="P10"/>
      <text:p text:style-name="P11">Iremos criar um aplicativo chamado <text:span text:style-name="T1">crud</text:span> em algumas etapas, um aplicativo para finanças pessoais e um aplicativo tipo controle de estoque mas simplificado.</text:p>
      <text:p text:style-name="P11"/>
      <text:p text:style-name="P11"/>
      <text:h text:style-name="Heading_20_2" text:outline-level="2"><text:bookmark-start text:name="__RefHeading___Toc108_1028754505"/>Algumas Dicas<text:bookmark-end text:name="__RefHeading___Toc108_1028754505"/></text:h>
      <text:p text:style-name="P12">Customizar CSS do bootstrap numa view</text:p>
      <text:p text:style-name="P12"><text:s text:c="4"/>echo $this-&gt;Form-&gt;input('grupo',['style'=&gt;'width: 200px']);</text:p>
      <text:p text:style-name="P12"/>
      <text:p text:style-name="P14">CSS e JavaScript</text:p>
      <text:p text:style-name="P13"/>
      <text:p text:style-name="P13">No topo da view</text:p>
      <text:p text:style-name="P13"/>
      <text:p text:style-name="P13">echo $this-&gt;Html-&gt;script(array('ajaxupload.3.5.js'));</text:p>
      <text:p text:style-name="P13"/>
      <text:p text:style-name="P13">echo $this-&gt;Html&gt;css(array('new_layout.css'));</text:p>
      <text:p text:style-name="P13"/>
      <text:p text:style-name="P13"/>
      <text:p text:style-name="P13"/>
      <text:p text:style-name="P6">&lt;script type="text/javascript"&gt;</text:p>
      <text:p text:style-name="P13">function filldetails()</text:p>
      <text:p text:style-name="P13">{</text:p>
      <text:p text:style-name="P13"><text:s text:c="4"/>document.getElementById('FirstName').value <text:s/>= "hjshjsh"; </text:p>
      <text:p text:style-name="P13">}</text:p>
      <text:p text:style-name="P13">&lt;/script&gt;</text:p>
      <text:p text:style-name="P13">echo $this-&gt;Form-&gt;select('grupos',['onblur' =&gt;grupo());</text:p>
      <text:p text:style-name="P13"/>
      <text:p text:style-name="P33">&lt;style&gt;</text:p>
      <text:p text:style-name="P33">.col1{</text:p>
      <text:p text:style-name="P33"><text:s text:c="4"/>width:50px;</text:p>
      <text:p text:style-name="P33">}</text:p>
      <text:p text:style-name="P33"/>
      <text:p text:style-name="P33">.col2{</text:p>
      <text:p text:style-name="P33"><text:s text:c="4"/>width:100px;</text:p>
      <text:p text:style-name="P33">}</text:p>
      <text:p text:style-name="P33"/>
      <text:p text:style-name="P33">.col4{</text:p>
      <text:p text:style-name="P33"><text:s text:c="4"/>width:200px;</text:p>
      <text:p text:style-name="P33">}</text:p>
      <text:p text:style-name="P33">&lt;/style&gt;</text:p>
      <text:p text:style-name="P33"/>
      <text:p text:style-name="P33"/>
      <text:p text:style-name="P33"><text:s text:c="8"/>&lt;?= $this-&gt;Form-&gt;input('username', ['label'=&gt;'Login', 'class'=&gt;'col4']) ?&gt;</text:p>
      <text:p text:style-name="P33"><text:s text:c="8"/>&lt;?= $this-&gt;Form-&gt;input('password',['label'=&gt;'Senha', 'class'=&gt;'col4']) ?&gt;</text:p>
      <text:p text:style-name="P33"/>
      <text:p text:style-name="P33"/>
      <text:p text:style-name="P15">Foco em um campo</text:p>
      <text:p text:style-name="P34">echo $this-&gt;Form-&gt;input('grupo',['style'=&gt;'width: 100px', 'type'=&gt;'text', 'autofocus']);</text:p>
      <text:p text:style-name="P34"/>
      <text:p text:style-name="P16">Relacionamentos</text:p>
      <text:p text:style-name="P35"/>
      <text:p text:style-name="P35">O campo secundário do relacionamento precisa ser NOT NULL na tabela.</text:p>
      <text:p text:style-name="P35"/>
      <text:p text:style-name="P35">Exemplo</text:p>
      <text:p text:style-name="P35">users com clientes</text:p>
      <text:p text:style-name="P35"/>
      <text:p text:style-name="P35">Em clientes temos o campo user_id que relaciona as tabelas.</text:p>
      <text:p text:style-name="P35">Na tabela clientes o campo user_id precisa ser:</text:p>
      <text:p text:style-name="P35"/>
      <text:p text:style-name="P35">user_id int not null</text:p>
      <text:p text:style-name="P35"/>
      <text:p text:style-name="P35">Caso contrário teremos sérios problemas de cadastramento de todos os registros </text:p>
      <text:p text:style-name="P35">vazios e fura o relacionamento.</text:p>
      <text:p text:style-name="P35"/>
      <text:p text:style-name="P16">Relacionamentos no Banco e no Cake</text:p>
      <text:p text:style-name="P35"/>
      <text:p text:style-name="P35">O CakePHP tem uma convenção para relacionamento entre tabelas, como visto acima, </text:p>
      <text:p text:style-name="P35">de forma que nem precisamos implementar o relacionamento pelo SGBD, pois o Cake cuida disso pra nós.</text:p>
      <text:p text:style-name="P35"/>
      <text:p text:style-name="P35"><text:soft-page-break/>Acontece que no nosso exemplo de script, onde não implementamos o relacionamento pelo banco, temos 100 registros de servidores, todos relacionados com users e ainda não temos nenhum user cadastrado.</text:p>
      <text:p text:style-name="P35"/>
      <text:p text:style-name="P35">Isto não é coerente. Só deveriamos adicionar um servidor, quando antes tivéssemos cadastrado o user respectivo.</text:p>
      <text:p text:style-name="P35"/>
      <text:p text:style-name="P35"><text:span text:style-name="T1">Recomendação</text:span>: sempre implemente os relacionamentos no banco, que fica mais coerente e mais seguro.</text:p>
      <text:p text:style-name="P35"/>
      <text:p text:style-name="P35">Para implementar relacionamento entre servidores e users na tabela servidores faça assim (mas isso no início, antes de criar servidores):</text:p>
      <text:p text:style-name="P35"/>
      <text:p text:style-name="P35">CREATE TABLE servidores (</text:p>
      <text:p text:style-name="P35"><text:tab/>id SERIAL PRIMARY KEY,</text:p>
      <text:p text:style-name="P35"><text:tab/>nome varchar(55) NOT NULL,</text:p>
      <text:p text:style-name="P35"><text:tab/>nascimento date default null, -- Requerido default null em campos data peço cake</text:p>
      <text:p text:style-name="P35"><text:tab/>cpf char(11),</text:p>
      <text:p text:style-name="P35"><text:tab/>fone varchar(14),</text:p>
      <text:p text:style-name="P35"><text:tab/>user_id integer not null,</text:p>
      <text:p text:style-name="P35"><text:s text:c="4"/>created timestamp(0) without time zone DEFAULT NULL,</text:p>
      <text:p text:style-name="P35"><text:s text:c="4"/>modified timestamp(0) without time zone DEFAULT NULL, <text:s/></text:p>
      <text:p text:style-name="P35"><text:tab/>observacao text,</text:p>
      <text:p text:style-name="P35"><text:s text:c="4"/>FOREIGN KEY (user_id) REFERENCES users(id) ON DELETE RESTRICT</text:p>
      <text:p text:style-name="P35">);</text:p>
      <text:p text:style-name="P35"/>
      <text:p text:style-name="P35">Esta sintaxe funciona no PostgreSQL e também no MySQL.</text:p>
      <text:p text:style-name="P35"/>
      <text:p text:style-name="P17">Combo Estática</text:p>
      <text:p text:style-name="P36"/>
      <text:p text:style-name="P36">Daquelas que não vem do banco, mas são estáticas. Caso precise alterar precisar fazer manualmente no código.</text:p>
      <text:p text:style-name="P36"/>
      <text:p text:style-name="P36"><text:s text:c="12"/>$actions = ['add'=&gt;'add','edit'=&gt;'edit','index'=&gt;'index','vied'=&gt;'view','delete'=&gt;'delete'];</text:p>
      <text:p text:style-name="P36"><text:s text:c="12"/>echo $this-&gt;Form-&gt;input('action',['options'=&gt;$actions,'class'=&gt;'col3','empty'=&gt;'Selecione']);</text:p>
      <text:p text:style-name="P36"/>
      <text:p text:style-name="P18">Dicas sobre data e hora</text:p>
      <text:p text:style-name="P37"/>
      <text:p text:style-name="P37">Por padrão o Cake mostra apenas os anos de 2011 até 2021 na combo Ano.</text:p>
      <text:p text:style-name="P37"/>
      <text:p text:style-name="P37">Vamos alterar para que o ano mínimo seja 13 anos antes do atual e máximo seja 100 anos antes do atual, ou seja, como estou em 2016, que mostre de 1916 até 2003, mas isso deve ser pensado para atender ao requisito da tabela/aplicativo. No nosso caso, do DNOCS, devemos usar 18 anos antes, ou mais para o primeiro?</text:p>
      <text:p text:style-name="P37">E 100 antes do atual ou mais para o segundo.</text:p>
      <text:p text:style-name="P37"/>
      <text:p text:style-name="P7">Precisamos saber da legislação e usar a favor da segurança, deixando uma margem.</text:p>
      <text:p text:style-name="P37"/>
      <text:p text:style-name="P37"><text:tab/><text:tab/>echo $this-&gt;Form-&gt;input('nascimento',['label' =&gt; 'Nascimento',</text:p>
      <text:p text:style-name="P37"><text:tab/> <text:s text:c="7"/>'dateFormat' <text:s text:c="3"/>=&gt; 'DMY',</text:p>
      <text:p text:style-name="P37"><text:tab/> <text:s text:c="7"/>'minYear' <text:s text:c="6"/>=&gt; date('Y') - 100,</text:p>
      <text:p text:style-name="P37"><text:tab/> <text:s text:c="7"/>'maxYear' <text:s text:c="6"/>=&gt; date('Y') - 13,</text:p>
      <text:p text:style-name="P37"><text:tab/> <text:s text:c="7"/>'empty' <text:s text:c="8"/>=&gt; [</text:p>
      <text:p text:style-name="P37"><text:tab/> <text:s text:c="11"/>'day' <text:s text:c="6"/>=&gt; 'Dia',</text:p>
      <text:p text:style-name="P37"><text:tab/> <text:s text:c="11"/>'month' <text:s text:c="4"/>=&gt; 'Mês',</text:p>
      <text:p text:style-name="P37"><text:tab/> <text:s text:c="11"/>'year' <text:s text:c="5"/>=&gt; 'Ano'</text:p>
      <text:p text:style-name="P37"><text:s text:c="12"/>]</text:p>
      <text:p text:style-name="P37"><text:s text:c="8"/>]);</text:p>
      <text:p text:style-name="P37"/>
      <text:p text:style-name="P19">Implementação do displayField()</text:p>
      <text:p text:style-name="P38"/>
      <text:p text:style-name="P38">Tenho duas tabelas relacionadas: users e customers.</text:p>
      <text:p text:style-name="P38">Customers tem um campo user_id</text:p>
      <text:p text:style-name="P38"/>
      <text:p text:style-name="P38">No Template/Customers/index.ctp no valor do user_id, </text:p>
      <text:p text:style-name="P38">mude apenas a primeira ocorrência de $customer-&gt;user-&gt;id para $customer-&gt;user-&gt;username:</text:p>
      <text:p text:style-name="P38"/>
      <text:p text:style-name="P38"><text:s text:c="8"/>&lt;td&gt;&lt;?= $customer-&gt;has('user') ? $this-&gt;Html-&gt;link($customer-&gt;user-&gt;username, ['controller' =&gt; 'Users', 'action' =&gt; 'view', $customer-&gt;user-&gt;id]) : '' ?&gt;&lt;/td&gt;</text:p>
      <text:p text:style-name="P38"/>
      <text:p text:style-name="P38"/>
      <text:p text:style-name="P38">Para que nos actions add e edit de customers mostre username ao invés de id mudar em UsersTable.php</text:p>
      <text:p text:style-name="P38"/>
      <text:p text:style-name="P38">No método initialize()</text:p>
      <text:p text:style-name="P38"/>
      <text:p text:style-name="P38">Mudar de id</text:p>
      <text:p text:style-name="P38"/>
      <text:p text:style-name="P38"><text:s text:c="8"/>$this-&gt;setDisplayField('id');</text:p>
      <text:p text:style-name="P38">Para</text:p>
      <text:p text:style-name="P38"/>
      <text:p text:style-name="P38"><text:s text:c="8"/>$this-&gt;setDisplayField('username');</text:p>
      <text:p text:style-name="P38"/>
      <text:p text:style-name="P38">Agora ao adicionar um customer aparecerá na combo User os usernames e não os ids.</text:p>
      <text:p text:style-name="P38"/>
      <text:p text:style-name="P38"/>
      <text:h text:style-name="Heading_20_2" text:outline-level="2"><text:bookmark-start text:name="__RefHeading___Toc110_1028754505"/>Criação de um Element do tipo topmenu<text:bookmark-end text:name="__RefHeading___Toc110_1028754505"/></text:h>
      <text:p text:style-name="P39">Este element deve funcionar apenas para aplicativos que aplicaram o plugin Acl e seus usuários chamam-se: admin, manager e user. Caso sejam diferentes faça as devidas alterações.</text:p>
      <text:p text:style-name="P39"/>
      <text:p text:style-name="P20"/>
      <text:p text:style-name="P3">Abrir o AppController.php</text:p>
      <text:p text:style-name="P39"/>
      <text:p text:style-name="P39">Adicionar as linhas seguintes dentro do método initialize()</text:p>
      <text:p text:style-name="P39"/>
      <text:p text:style-name="P39"><text:tab/>$loguser = $this-&gt;request-&gt;session()-&gt;read('Auth.User');<text:tab/></text:p>
      <text:p text:style-name="P39"><text:tab/>$loguser = $loguser['username'];</text:p>
      <text:p text:style-name="P39"><text:tab/>$this-&gt;set('loguser',$loguser);</text:p>
      <text:p text:style-name="P39"/>
      <text:p text:style-name="P20">Criar o arquivo topmenu.ctp contendo:</text:p>
      <text:p text:style-name="P39"/>
      <text:p text:style-name="P40">src/Template/Element/topmenu.ctp</text:p>
      <text:p text:style-name="P39"/>
      <text:p text:style-name="P39">&lt;?php</text:p>
      <text:p text:style-name="P39"><text:tab/>$loggedno = 'Não Logado';</text:p>
      <text:p text:style-name="P39"><text:tab/>if(!$loguser) $loguser=$loggedno;</text:p>
      <text:p text:style-name="P39"/>
      <text:p text:style-name="P39"><text:tab/>if($loguser == 'admin'){</text:p>
      <text:p text:style-name="P39"><text:tab/><text:tab/>echo $this-&gt;Html-&gt;link(__('Clientes'), array('plugin'=&gt;null,'controller'=&gt;'Clientes','action'=&gt;'index'));</text:p>
      <text:p text:style-name="P39"><text:tab/><text:tab/>echo '&amp;nbsp;'.$this-&gt;Html-&gt;link(__('Funcionários'), array('plugin'=&gt;null,'controller'=&gt;'Funcionarios','action'=&gt;'index'));</text:p>
      <text:p text:style-name="P39"><text:tab/><text:tab/>echo '&amp;nbsp;'.$this-&gt;Html-&gt;link(__('Grupos'), array('plugin'=&gt;null,'controller'=&gt;'Groups','action'=&gt;'index'));</text:p>
      <text:p text:style-name="P39"><text:tab/><text:tab/>echo '&amp;nbsp;'.$this-&gt;Html-&gt;link(__('Usuários'), array('plugin'=&gt;null,'controller'=&gt;'Users','action'=&gt;'index'));</text:p>
      <text:p text:style-name="P39"><text:tab/><text:tab/>echo '&amp;nbsp;'.$this-&gt;Html-&gt;link(__('Sair'), array('plugin'=&gt;null,'controller'=&gt;'Users','action'=&gt;'logout'));</text:p>
      <text:p text:style-name="P39"><text:tab/>}elseif($loguser == 'manager'){</text:p>
      <text:p text:style-name="P39"><text:tab/><text:tab/>echo $this-&gt;Html-&gt;link(__('Clientes'), array('plugin'=&gt;null,'controller'=&gt;'Clientes','action'=&gt;'index'));</text:p>
      <text:p text:style-name="P39"><text:tab/><text:tab/>echo '&amp;nbsp;'.$this-&gt;Html-&gt;link(__('Funcionários'), array('plugin'=&gt;null,'controller'=&gt;'Funcionarios','action'=&gt;'index'));</text:p>
      <text:p text:style-name="P39"><text:tab/><text:tab/>echo '&amp;nbsp;'.$this-&gt;Html-&gt;link(__('Sair'), array('plugin'=&gt;null,'controller'=&gt;'Users','action'=&gt;'logout'));</text:p>
      <text:p text:style-name="P39"><text:tab/>}elseif($loguser == 'user'){</text:p>
      <text:p text:style-name="P39"><text:tab/><text:tab/>echo $this-&gt;Html-&gt;link(__('Clientes'), array('plugin'=&gt;null,'controller'=&gt;'Clientes','action'=&gt;'index'));</text:p>
      <text:p text:style-name="P39"><text:tab/><text:tab/>echo '&amp;nbsp;'.$this-&gt;Html-&gt;link(__('Sair'), array('plugin'=&gt;null,'controller'=&gt;'Users','action'=&gt;'logout'));</text:p>
      <text:p text:style-name="P39"><text:tab/><text:tab/>/* Modelo</text:p>
      <text:p text:style-name="P39"><text:tab/><text:tab/>echo $this-&gt;Html-&gt;link(__('Sair'), array('plugin'=&gt;null,'controller'=&gt;'Users','action'=&gt;'logout'),['class' =&gt; 'button', 'target' =&gt; '_blank']); */</text:p>
      <text:p text:style-name="P39"><text:tab/>}</text:p>
      <text:p text:style-name="P39"><text:tab/>echo '&amp;nbsp;&amp;nbsp;&amp;nbsp;Logado como: '. $loguser; </text:p>
      <text:p text:style-name="P39"/>
      <text:p text:style-name="P39">Salvar topmenu.ctp em scr/Template/Element</text:p>
      <text:p text:style-name="P39"/>
      <text:p text:style-name="P39">Editar src\Template\Layout\default.ctp</text:p>
      <text:p text:style-name="P39"/>
      <text:p text:style-name="P39">E adicionar a linha seguinte logo após a linha </text:p>
      <text:p text:style-name="P39">&lt;nav class="top-bar expanded" data-topbar role="navigation"&gt;:</text:p>
      <text:p text:style-name="P39"><text:soft-page-break/></text:p>
      <text:p text:style-name="P39">&lt;?php echo $this-&gt;element('topmenu');?&gt;</text:p>
      <text:p text:style-name="P39"/>
      <text:p text:style-name="P39">Mudar a linha 10 so src\webroot\css\cake.css para</text:p>
      <text:p text:style-name="P39"><text:tab/>color: #ffffff;</text:p>
      <text:p text:style-name="P39"/>
      <text:p text:style-name="P39"/>
      <text:h text:style-name="Heading_20_2" text:outline-level="2"><text:bookmark-start text:name="__RefHeading___Toc112_1028754505"/>Fluxo de Código<text:bookmark-end text:name="__RefHeading___Toc112_1028754505"/></text:h>
      <text:p text:style-name="P41">Fluxo de Informações entre controllers, models e view/templates</text:p>
      <text:p text:style-name="P41"/>
      <text:p text:style-name="P41">Temos, <text:span text:style-name="T2">por exemplo,</text:span> o aplicativo clientes</text:p>
      <text:p text:style-name="P41"/>
      <text:p text:style-name="P41">UsersController.php</text:p>
      <text:p text:style-name="P41">UsersTable.php</text:p>
      <text:p text:style-name="P41">Template/Users/index.ctp</text:p>
      <text:p text:style-name="P41"/>
      <text:p text:style-name="P41"/>
      <text:p text:style-name="P21">Criar em UsersTable.php a função:</text:p>
      <text:p text:style-name="P41"/>
      <text:p text:style-name="P41"><text:tab/>public function teste(){</text:p>
      <text:p text:style-name="P41"><text:tab/><text:tab/>$query = $this-&gt;find('all', [</text:p>
      <text:p text:style-name="P41"><text:tab/><text:tab/><text:tab/>'order' =&gt; ['Users.id' =&gt; 'ASC']</text:p>
      <text:p text:style-name="P41"><text:tab/><text:tab/>]);</text:p>
      <text:p text:style-name="P41"><text:tab/><text:tab/>$row = $query-&gt;first(); // Ou -&gt;last()</text:p>
      <text:p text:style-name="P41"><text:tab/><text:tab/>print "Model&lt;br&gt;";</text:p>
      <text:p text:style-name="P41"><text:tab/><text:tab/>return $row-&gt;username;</text:p>
      <text:p text:style-name="P41"><text:tab/>}</text:p>
      <text:p text:style-name="P41"/>
      <text:p text:style-name="P21">Chamar no index() do UsersController.php:</text:p>
      <text:p text:style-name="P41"/>
      <text:p text:style-name="P41"><text:s text:c="4"/>public function index()</text:p>
      <text:p text:style-name="P41"><text:s text:c="4"/>{</text:p>
      <text:p text:style-name="P41"><text:s text:c="8"/>$clientes = $this-&gt;paginate($this-&gt;Users);</text:p>
      <text:p text:style-name="P41"/>
      <text:p text:style-name="P41"><text:s text:c="8"/>$this-&gt;set(compact('users'));</text:p>
      <text:p text:style-name="P41"><text:s text:c="8"/>$this-&gt;set('_serialize', ['users']);</text:p>
      <text:p text:style-name="P41"/>
      <text:p text:style-name="P41"><text:tab/><text:tab/>print "Controller&lt;br&gt;";</text:p>
      <text:p text:style-name="P41"><text:tab/><text:tab/></text:p>
      <text:p text:style-name="P41"><text:tab/><text:tab/>// Mostrar o primeiro username:<text:tab/><text:tab/></text:p>
      <text:p text:style-name="P41"><text:s text:c="2"/><text:tab/><text:tab/>print $this-&gt;Users-&gt;teste();//exit;</text:p>
      <text:p text:style-name="P41"/>
      <text:p text:style-name="P41"><text:s text:c="4"/>}</text:p>
      <text:p text:style-name="P41"/>
      <text:p text:style-name="P41"/>
      <text:p text:style-name="P21">Chamar pela web </text:p>
      <text:p text:style-name="P41"/>
      <text:p text:style-name="P41">http://localhost/clientes/users/index</text:p>
      <text:p text:style-name="P41"/>
      <text:p text:style-name="P41"/>
      <text:p text:style-name="P8">Mostrará</text:p>
      <text:p text:style-name="P41"/>
      <text:p text:style-name="P41">Controller</text:p>
      <text:p text:style-name="P41">Model</text:p>
      <text:p text:style-name="P41">admin</text:p>
      <text:p text:style-name="P41"/>
      <text:p text:style-name="P21">Listagem de Users</text:p>
      <text:p text:style-name="P41"/>
      <text:p text:style-name="P41">View</text:p>
      <text:p text:style-name="P41"/>
      <text:p text:style-name="P41">Veja a ordem:</text:p>
      <text:p text:style-name="P41">1) O controller recebe a requisição do usuário para mostrar o endereço:</text:p>
      <text:p text:style-name="P41">http://localhost/clientes/users/index</text:p>
      <text:p text:style-name="P41"/>
      <text:p text:style-name="P41">2) O Controller envia para o Model pedindo o primeiro username e a listagem de</text:p>
      <text:p text:style-name="P41">users</text:p>
      <text:p text:style-name="P41"/>
      <text:p text:style-name="P41">3) O Model processa e devolve</text:p>
      <text:p text:style-name="P41"/>
      <text:p text:style-name="P41">4) Então o controller envia para a view o username e a listagem de users</text:p>
      <text:p text:style-name="P41"/>
      <text:p text:style-name="P41">Passando variáveis pela URL para uma view</text:p>
      <text:p text:style-name="P41"/>
      <text:p text:style-name="P41">Na URL:</text:p>
      <text:p text:style-name="P41">localhost/cake-control-demo/pages/home?lang=en&amp;temp=default</text:p>
      <text:p text:style-name="P41"/>
      <text:p text:style-name="P41">No AppController</text:p>
      <text:p text:style-name="P41"/>
      <text:p text:style-name="P41"><text:s text:c="4"/>public function initialize()</text:p>
      <text:p text:style-name="P41"><text:s text:c="4"/>{</text:p>
      <text:p text:style-name="P41"><text:s text:c="8"/>parent::initialize();</text:p>
      <text:p text:style-name="P41"/>
      <text:p text:style-name="P41"><text:s text:c="8"/>$this-&gt;loadComponent('RequestHandler');</text:p>
      <text:p text:style-name="P41"><text:s text:c="8"/>$this-&gt;loadComponent('Flash');</text:p>
      <text:p text:style-name="P41"/>
      <text:p text:style-name="P41"><text:tab/><text:tab/>$lang=$this-&gt;request-&gt;query('lang');</text:p>
      <text:p text:style-name="P41"><text:tab/><text:tab/>$temp=$this-&gt;request-&gt;query('temp');<text:tab/><text:tab/></text:p>
      <text:p text:style-name="P41"><text:tab/><text:tab/></text:p>
      <text:p text:style-name="P41"><text:tab/><text:tab/>$this-&gt;set('lang',$lang);<text:tab/><text:tab/></text:p>
      <text:p text:style-name="P41"><text:tab/><text:tab/>$this-&gt;set('template',$temp);</text:p>
      <text:p text:style-name="P41"><text:s text:c="4"/>}</text:p>
      <text:p text:style-name="P41"/>
      <text:p text:style-name="P21">Na View :</text:p>
      <text:p text:style-name="P41"/>
      <text:p text:style-name="P41"><text:s text:c="4"/>&lt;div id="content"&gt;</text:p>
      <text:p text:style-name="P41"><text:s text:c="8"/>&lt;div class="row"&gt;</text:p>
      <text:p text:style-name="P41"><text:s text:c="12"/>&lt;div class="columns large-12 ctp-warning checks"&gt;</text:p>
      <text:p text:style-name="P41"><text:s text:c="16"/>&lt;?php print "&lt;h1&gt;Idioma: ".$lang." Template: ".$template."&lt;/h1&gt;"; ?&gt;</text:p>
      <text:p text:style-name="P41"/>
      <text:p text:style-name="P41"/>
      <text:p text:style-name="P22"/>
      <text:p text:style-name="P4">Select com valor default e customização do label</text:p>
      <text:p text:style-name="P42"/>
      <text:p text:style-name="P42">echo $this-&gt;Form-&gt;control('categoria', $options,['label'=&gt;'Categoria','empty'=&gt;'Selecione a Categoria']);</text:p>
      <text:p text:style-name="P42"/>
      <text:p text:style-name="P42"/>
      <text:p text:style-name="P22">Select múltiplo (permite selecionar várias opções)</text:p>
      <text:p text:style-name="P42"/>
      <text:p text:style-name="P42"><text:tab/>print $this-&gt;Form-&gt;input('pilot_ratings',[</text:p>
      <text:p text:style-name="P42"><text:tab/><text:tab/>'type' =&gt; 'select',</text:p>
      <text:p text:style-name="P42"><text:tab/><text:tab/>'class' =&gt; 'listbox',</text:p>
      <text:p text:style-name="P42"><text:tab/><text:tab/>'size' =&gt; 5,</text:p>
      <text:p text:style-name="P42"><text:tab/><text:tab/>'id' =&gt; 'pilot_ratings',</text:p>
      <text:p text:style-name="P42"><text:tab/><text:tab/>'multiple' =&gt; 'multiple',</text:p>
      <text:p text:style-name="P42"><text:tab/><text:tab/>'options' =&gt; [</text:p>
      <text:p text:style-name="P42"><text:tab/><text:tab/> <text:s text:c="3"/>['name' =&gt; 'Habilitación de Vuelo Nocturno Local', 'value' =&gt; '1'],</text:p>
      <text:p text:style-name="P42"><text:tab/><text:tab/> <text:s text:c="3"/>['name' =&gt; 'Habilitación Cat. II / Cat. III', 'value' =&gt; '2'],</text:p>
      <text:p text:style-name="P42"><text:tab/><text:tab/> <text:s text:c="3"/>['name' =&gt; 'Habilitación de Remolque de Planeador', 'value' =&gt; '5']</text:p>
      <text:p text:style-name="P42"><text:tab/><text:tab/>]</text:p>
      <text:p text:style-name="P42"><text:tab/>]);</text:p>
      <text:p text:style-name="P42"/>
      <text:p text:style-name="P42"/>
      <text:h text:style-name="Heading_20_2" text:outline-level="2"><text:bookmark-start text:name="__RefHeading___Toc114_1028754505"/>Algumas configurações do CakePHP<text:bookmark-end text:name="__RefHeading___Toc114_1028754505"/></text:h>
      <text:p text:style-name="P43"/>
      <text:p text:style-name="P23">Pasta config</text:p>
      <text:p text:style-name="P43"/>
      <text:p text:style-name="P43">Os arquivos básicos com configurações a serem customizadas são:</text:p>
      <text:p text:style-name="P43"><text:span text:style-name="T1">- config/app.php</text:span> - este guarda configurações sobre:</text:p>
      <text:p text:style-name="P43"/>
      <text:p text:style-name="P43"><text:s text:c="4"/>Debug. Anes de enviar um aplicativo para a produção aterar para false</text:p>
      <text:p text:style-name="P43"><text:s text:c="4"/>- 'debug' =&gt; filter_var(env('DEBUG', true), FILTER_VALIDATE_BOOLEAN),</text:p>
      <text:p text:style-name="P43"/>
      <text:p text:style-name="P43"><text:s text:c="4"/>Também é importante alterar o salt padrão por conta de segurança, antes de enviar para produção</text:p>
      <text:p text:style-name="P43"><text:s text:c="4"/>- 'salt' =&gt; env('SECURITY_SALT', 'f504145ed549a05c74bd75e05d7c77b9b6d565de30b06e81dce10144f718ab98'),</text:p>
      <text:p text:style-name="P43"/>
      <text:p text:style-name="P43"><text:s text:c="4"/>Exibição de erros. Por padrão é E_ALL. Usamos o abaixo para não mostrar as mensagens deprecateds</text:p>
      <text:p text:style-name="P43"><text:s text:c="4"/>- 'errorLevel' =&gt; E_ALL &amp; ~E_USER_DEPRECATED,</text:p>
      <text:p text:style-name="P43"/>
      <text:p text:style-name="P23"><text:s text:c="4"/>Bancos de dados</text:p>
      <text:p text:style-name="P43"><text:s text:c="8"/>'Datasources' =&gt; [</text:p>
      <text:p text:style-name="P43"><text:s text:c="16"/>'default' =&gt; [</text:p>
      <text:p text:style-name="P43"><text:s text:c="20"/>'className' =&gt; 'Cake\Database\Connection',</text:p>
      <text:p text:style-name="P43"><text:s text:c="20"/>'driver' =&gt; 'Cake\Database\Driver\Mysql',</text:p>
      <text:p text:style-name="P43"><text:s text:c="20"/>'persistent' =&gt; false,</text:p>
      <text:p text:style-name="P43"><text:s text:c="20"/>'host' =&gt; 'localhost',</text:p>
      <text:p text:style-name="P43"><text:s text:c="20"/>/*</text:p>
      <text:p text:style-name="P43"><text:s text:c="21"/>* CakePHP will use the default DB port based on the driver selected</text:p>
      <text:p text:style-name="P43"><text:s text:c="21"/>* MySQL on MAMP uses port 8889, MAMP users will want to uncomment</text:p>
      <text:p text:style-name="P43"><text:soft-page-break/><text:s text:c="21"/>* the following line and set the port accordingly</text:p>
      <text:p text:style-name="P43"><text:s text:c="21"/>*/</text:p>
      <text:p text:style-name="P43"><text:s text:c="20"/>//'port' =&gt; 'non_standard_port_number',</text:p>
      <text:p text:style-name="P43"><text:s text:c="20"/>'username' =&gt; 'root',</text:p>
      <text:p text:style-name="P43"><text:s text:c="20"/>'password' =&gt; 'root',</text:p>
      <text:p text:style-name="P43"><text:s text:c="20"/>'database' =&gt; 'crud',</text:p>
      <text:p text:style-name="P43"/>
      <text:p text:style-name="P43"><text:s text:c="4"/>Quando for postgresql e estiver usando um esquema diferente do default usamos assim:</text:p>
      <text:p text:style-name="P43"><text:s text:c="8"/>'Datasources' =&gt; [</text:p>
      <text:p text:style-name="P43"><text:s text:c="16"/>'default' =&gt; [</text:p>
      <text:p text:style-name="P43"><text:s text:c="20"/>'className' =&gt; 'Cake\Database\Connection',</text:p>
      <text:p text:style-name="P43"><text:s text:c="20"/>'driver' =&gt; 'Cake\Database\Driver\Postgres',</text:p>
      <text:p text:style-name="P43"><text:s text:c="20"/>'persistent' =&gt; false,</text:p>
      <text:p text:style-name="P43"><text:s text:c="20"/>'host' =&gt; 'localhost',</text:p>
      <text:p text:style-name="P43"><text:s text:c="20"/>/*</text:p>
      <text:p text:style-name="P43"><text:s text:c="21"/>* CakePHP will use the default DB port based on the driver selected</text:p>
      <text:p text:style-name="P43"><text:s text:c="21"/>* MySQL on MAMP uses port 8889, MAMP users will want to uncomment</text:p>
      <text:p text:style-name="P43"><text:s text:c="21"/>* the following line and set the port accordingly</text:p>
      <text:p text:style-name="P43"><text:s text:c="21"/>*/</text:p>
      <text:p text:style-name="P43"><text:s text:c="20"/>//'port' =&gt; 'non_standard_port_number',</text:p>
      <text:p text:style-name="P43"><text:s text:c="20"/>'username' =&gt; 'postgres',</text:p>
      <text:p text:style-name="P43"><text:s text:c="20"/>'password' =&gt; 'postgres',</text:p>
      <text:p text:style-name="P43"><text:s text:c="20"/>'database' =&gt; 'crud',</text:p>
      <text:p text:style-name="P43"><text:s text:c="20"/>'schema' =&gt; 'sc_pedidos',</text:p>
      <text:p text:style-name="P43"/>
      <text:p text:style-name="P43"><text:s text:c="4"/>Podemos ter várias conexões com bancos de dados e não somente a defualt.</text:p>
      <text:p text:style-name="P43"/>
      <text:p text:style-name="P23">- config/bootstrap.php</text:p>
      <text:p text:style-name="P43"/>
      <text:p text:style-name="P43"><text:s text:c="4"/>Neste podemos configurar data/hora e é muito usado, até a versão 3.5, para armazenar as cargas dos plugins, assim:</text:p>
      <text:p text:style-name="P43"><text:s text:c="4"/>- Plugin::load('CakeAclBr', ['bootstrap' =&gt; true]);</text:p>
      <text:p text:style-name="P43"/>
      <text:p text:style-name="P23">- config/routes.php</text:p>
      <text:p text:style-name="P43"/>
      <text:p text:style-name="P43"><text:s text:c="4"/>Neste difinimos as rotas do aplicativo, de forma que o aplicativo saiba para onde ir quando se chamar uma URL</text:p>
      <text:p text:style-name="P43"><text:s text:c="4"/>- O mais usual e simples é definir quam será o action/método default de um certo controller. Vamos definir o método index do controller Clientes como</text:p>
      <text:p text:style-name="P43"><text:s text:c="4"/>o default de um aplicativo:</text:p>
      <text:p text:style-name="P43"/>
      <text:p text:style-name="P43"><text:s text:c="4"/>$routes-&gt;connect('/', ['controller' =&gt; 'Clientes', 'action' =&gt; 'index']);</text:p>
      <text:p text:style-name="P43"/>
      <text:p text:style-name="P43"/>
      <text:h text:style-name="P59" text:outline-level="2"/>
      <text:h text:style-name="P61" text:outline-level="2"><text:bookmark-start text:name="__RefHeading___Toc116_1028754505"/>Layouts no CakePHP 3<text:bookmark-end text:name="__RefHeading___Toc116_1028754505"/></text:h>
      <text:p text:style-name="P44"/>
      <text:p text:style-name="P44">Os layouts são camadas de software que organizam o espaço nas páginas.</text:p>
      <text:p text:style-name="P44">Definem o que fica no cabeçalho, menus etc.</text:p>
      <text:p text:style-name="P44">O que fica na região de conteúdo.</text:p>
      <text:p text:style-name="P44">Na região de cabeçalho,</text:p>
      <text:p text:style-name="P44">etc.</text:p>
      <text:p text:style-name="P44"/>
      <text:p text:style-name="P44"/>
      <text:p text:style-name="P44">&lt;!DOCTYPE html&gt;</text:p>
      <text:p text:style-name="P44">&lt;html lang="en"&gt;</text:p>
      <text:p text:style-name="P44">&lt;head&gt;</text:p>
      <text:p text:style-name="P44">&lt;title&gt;&lt;?= h($this-&gt;fetch('title')) ?&gt;&lt;/title&gt;</text:p>
      <text:p text:style-name="P44">&lt;link rel="shortcut icon" href="favicon.ico" type="image/x-icon"&gt;</text:p>
      <text:p text:style-name="P44">&lt;!-- Include external files and scripts here (See HTML helper for more info.) --&gt;</text:p>
      <text:p text:style-name="P44">&lt;?php</text:p>
      <text:p text:style-name="P44">echo $this-&gt;fetch('meta');</text:p>
      <text:p text:style-name="P44">echo $this-&gt;fetch('css');</text:p>
      <text:p text:style-name="P44">echo $this-&gt;fetch('script');</text:p>
      <text:p text:style-name="P44">?&gt;</text:p>
      <text:p text:style-name="P44">&lt;/head&gt;</text:p>
      <text:p text:style-name="P44">&lt;body&gt;</text:p>
      <text:p text:style-name="P44"/>
      <text:p text:style-name="P44">&lt;!-- If you'd like some sort of menu to</text:p>
      <text:p text:style-name="P44">show up on all of your views, include it here --&gt;</text:p>
      <text:p text:style-name="P44">&lt;div id="header"&gt;</text:p>
      <text:p text:style-name="P44"><text:s text:c="4"/>&lt;div id="menu"&gt;...&lt;/div&gt;</text:p>
      <text:p text:style-name="P44">&lt;/div&gt;</text:p>
      <text:p text:style-name="P44"/>
      <text:p text:style-name="P44">&lt;!-- Here's where I want my views to be displayed --&gt;</text:p>
      <text:p text:style-name="P44">&lt;?= $this-&gt;fetch('content') ?&gt;</text:p>
      <text:p text:style-name="P44"/>
      <text:p text:style-name="P44">&lt;!-- Add a footer to each displayed page --&gt;</text:p>
      <text:p text:style-name="P44">&lt;div id="footer"&gt;...&lt;/div&gt;</text:p>
      <text:p text:style-name="P44">&lt;/body&gt;</text:p>
      <text:p text:style-name="P44">&lt;/html&gt;</text:p>
      <text:p text:style-name="P44">Podemos definir vários layouts para nosso aplicativo.</text:p>
      <text:p text:style-name="P44"/>
      <text:p text:style-name="P44">Os layouts devem ficar no diretório</text:p>
      <text:p text:style-name="P44">src/Template/Layout</text:p>
      <text:p text:style-name="P44"/>
      <text:p text:style-name="P44">O CakePHP já vem com um layout default.ctp.</text:p>
      <text:p text:style-name="P44"/>
      <text:p text:style-name="P44">Atribuindo título para o aplicativo e definindo um layout no AppController:</text:p>
      <text:p text:style-name="P44"/>
      <text:p text:style-name="P44">class UsersController extends AppController</text:p>
      <text:p text:style-name="P44">{</text:p>
      <text:p text:style-name="P44"><text:s text:c="4"/>public function view_active()</text:p>
      <text:p text:style-name="P44"><text:s text:c="4"/>{</text:p>
      <text:p text:style-name="P44"><text:s text:c="8"/>$this-&gt;set('title', 'View Active Users');</text:p>
      <text:p text:style-name="P44"><text:s text:c="8"/>$this-&gt;viewBuilder()-&gt;layout('default_small_ad');</text:p>
      <text:p text:style-name="P44"><text:soft-page-break/><text:s text:c="3"/>}</text:p>
      <text:p text:style-name="P44"/>
      <text:p text:style-name="P44"><text:s text:c="4"/>public function view_image()</text:p>
      <text:p text:style-name="P44"><text:s text:c="4"/>{</text:p>
      <text:p text:style-name="P44"><text:s text:c="8"/>$this-&gt;viewBuilder()-&gt;layout('image');</text:p>
      <text:p text:style-name="P44"><text:s text:c="4"/>}</text:p>
      <text:p text:style-name="P44">}</text:p>
      <text:p text:style-name="P44"/>
      <text:p text:style-name="P44">View add.ctp</text:p>
      <text:p text:style-name="P44"/>
      <text:p text:style-name="P44">&lt;div class="row"&gt;</text:p>
      <text:p text:style-name="P44"><text:s text:c="4"/>&lt;div class="col-xs-12"&gt;</text:p>
      <text:p text:style-name="P44"><text:s text:c="8"/>&lt;div class="actions"&gt;</text:p>
      <text:p text:style-name="P44"><text:s text:c="12"/>&lt;ul class="side-nav btn-group"&gt;</text:p>
      <text:p text:style-name="P44"><text:s text:c="16"/>&lt;li class="btn btn-info btn-sm"&gt;&lt;?= $this-&gt;Html-&gt;link(__('List Users'), ['action' =&gt; 'index']) ?&gt;&lt;/li&gt;</text:p>
      <text:p text:style-name="P44"><text:s text:c="12"/>&lt;/ul&gt;</text:p>
      <text:p text:style-name="P44"><text:s text:c="8"/>&lt;/div&gt;</text:p>
      <text:p text:style-name="P44"><text:s text:c="4"/>&lt;/div&gt;</text:p>
      <text:p text:style-name="P44">&lt;/div&gt;</text:p>
      <text:p text:style-name="P44">&lt;div class="row"&gt;</text:p>
      <text:p text:style-name="P44"><text:s text:c="4"/>&lt;div class="col-xs-12"&gt;</text:p>
      <text:p text:style-name="P44"><text:s text:c="8"/>&lt;div class="users form"&gt;</text:p>
      <text:p text:style-name="P44"><text:s text:c="12"/>&lt;?= $this-&gt;Form-&gt;create($user, ['role' =&gt; 'form']) ?&gt;</text:p>
      <text:p text:style-name="P44"><text:s text:c="12"/>&lt;div class="box box-primary"&gt;</text:p>
      <text:p text:style-name="P44"><text:s text:c="16"/>&lt;div class="box-header with-border"&gt;</text:p>
      <text:p text:style-name="P44"><text:s text:c="20"/>&lt;h3 class="box-title"&gt;&lt;?= __('Add User') ?&gt;&lt;/h3&gt;</text:p>
      <text:p text:style-name="P44"><text:s text:c="16"/>&lt;/div&gt;</text:p>
      <text:p text:style-name="P44"><text:s text:c="16"/>&lt;div class="box-body"&gt;</text:p>
      <text:p text:style-name="P44"><text:s text:c="20"/>&lt;div class="form-group"&gt;</text:p>
      <text:p text:style-name="P44"><text:s text:c="24"/>&lt;?php</text:p>
      <text:p text:style-name="P44"><text:s text:c="24"/>echo $this-&gt;Form-&gt;input('username', ['class' =&gt; 'form-control', 'placeholder' =&gt; __('Enter ...')]);</text:p>
      <text:p text:style-name="P44"><text:s text:c="24"/>echo $this-&gt;Form-&gt;input('password', ['class' =&gt; 'form-control', 'placeholder' =&gt; __('Enter ...')]);</text:p>
      <text:p text:style-name="P44"><text:s text:c="24"/>echo $this-&gt;Form-&gt;input('email', ['class' =&gt; 'form-control', 'placeholder' =&gt; __('Enter ...')]);</text:p>
      <text:p text:style-name="P44"><text:s text:c="24"/>echo $this-&gt;Form-&gt;input('name', ['class' =&gt; 'form-control', 'placeholder' =&gt; __('Enter ...')]);</text:p>
      <text:p text:style-name="P44"><text:s text:c="24"/>echo $this-&gt;Form-&gt;input('surname', ['class' =&gt; 'form-control', 'placeholder' =&gt; __('Enter ...')]);</text:p>
      <text:p text:style-name="P44"><text:s text:c="24"/>?&gt;</text:p>
      <text:p text:style-name="P44"><text:s text:c="20"/>&lt;/div&gt;</text:p>
      <text:p text:style-name="P44"><text:s text:c="16"/>&lt;/div&gt;</text:p>
      <text:p text:style-name="P44"><text:s text:c="16"/>&lt;div class="box-footer"&gt;</text:p>
      <text:p text:style-name="P44"><text:s text:c="20"/>&lt;?= $this-&gt;Form-&gt;button(__('Submit'), ['class'=&gt;'btn btn-primary']) ?&gt;</text:p>
      <text:p text:style-name="P44"><text:s text:c="20"/>&lt;?= $this-&gt;Html-&gt;link(__('Cancel'), ['controller' =&gt; 'users'], ['class' =&gt; 'btn btn-warning']) ?&gt;</text:p>
      <text:p text:style-name="P44"><text:s text:c="16"/>&lt;/div&gt;</text:p>
      <text:p text:style-name="P44"><text:s text:c="12"/>&lt;/div&gt;</text:p>
      <text:p text:style-name="P44"><text:s text:c="12"/>&lt;?= $this-&gt;Form-&gt;end() ?&gt;</text:p>
      <text:p text:style-name="P44"><text:s text:c="8"/>&lt;/div&gt;</text:p>
      <text:p text:style-name="P44"><text:soft-page-break/><text:s text:c="4"/>&lt;/div&gt;</text:p>
      <text:p text:style-name="P44">&lt;/div&gt;</text:p>
      <text:p text:style-name="P44"/>
      <text:p text:style-name="P44"/>
      <text:h text:style-name="Heading_20_2" text:outline-level="2"><text:bookmark-start text:name="__RefHeading___Toc118_1028754505"/>Usando o mysql pela linha de comando<text:bookmark-end text:name="__RefHeading___Toc118_1028754505"/></text:h>
      <text:p text:style-name="P45"/>
      <text:p text:style-name="P24">Acessar o mysql pela console</text:p>
      <text:p text:style-name="P45"/>
      <text:p text:style-name="P45">mysql -uroot -p</text:p>
      <text:p text:style-name="P45"/>
      <text:p text:style-name="P24">Acessar banco</text:p>
      <text:p text:style-name="P45"/>
      <text:p text:style-name="P45">use banco;</text:p>
      <text:p text:style-name="P45"/>
      <text:p text:style-name="P24">Mostrar tabelas</text:p>
      <text:p text:style-name="P45"/>
      <text:p text:style-name="P45">show tables;</text:p>
      <text:p text:style-name="P45"/>
      <text:p text:style-name="P24">Mostrar estrutura de tabela</text:p>
      <text:p text:style-name="P45"/>
      <text:p text:style-name="P45">desc nome;</text:p>
      <text:p text:style-name="P45"/>
      <text:p text:style-name="P24">Consultas</text:p>
      <text:p text:style-name="P45"/>
      <text:p text:style-name="P45">select * from clientes;</text:p>
      <text:p text:style-name="P45"/>
      <text:p text:style-name="P24">Importar script para um banco</text:p>
      <text:p text:style-name="P45">Criar o banco antes</text:p>
      <text:p text:style-name="P45">Indicado para quando o phpmyadmin ou o adminer não suportam por ser maior que o php.ini permite</text:p>
      <text:p text:style-name="P45"/>
      <text:p text:style-name="P45">mysql -uroot -p banco &lt;banco sql</text:p>
      <text:p text:style-name="P45"/>
      <text:p text:style-name="P24">Exportar banco para script sql</text:p>
      <text:p text:style-name="P45"/>
      <text:p text:style-name="P45">mysqldump -uroot -p banco &gt; banco .sql</text:p>
      <text:h text:style-name="Heading_20_2" text:outline-level="2"/>
      <text:h text:style-name="Heading_20_2" text:outline-level="2"><text:bookmark-start text:name="__RefHeading___Toc120_1028754505"/>Dicas sobre Validações no CakePHP<text:bookmark-end text:name="__RefHeading___Toc120_1028754505"/></text:h>
      <text:p text:style-name="P46">As validações no CakePHP são implementadas no Model, especificamente na classe Table.</text:p>
      <text:p text:style-name="P46"/>
      <text:p text:style-name="P25">Algumas Validações no core:</text:p>
      <text:p text:style-name="P46"/>
      <text:p text:style-name="P46">date</text:p>
      <text:p text:style-name="P46">datetime</text:p>
      <text:p text:style-name="P46">time</text:p>
      <text:p text:style-name="P46">timestamp</text:p>
      <text:p text:style-name="P46">alphaNumeric</text:p>
      <text:p text:style-name="P46"><text:soft-page-break/>blank</text:p>
      <text:p text:style-name="P46">notBlank</text:p>
      <text:p text:style-name="P46">boolean</text:p>
      <text:p text:style-name="P46">decimal</text:p>
      <text:p text:style-name="P46">inList</text:p>
      <text:p text:style-name="P46">email</text:p>
      <text:p text:style-name="P46">ip</text:p>
      <text:p text:style-name="P46">url</text:p>
      <text:p text:style-name="P46">numeric</text:p>
      <text:p text:style-name="P46">range</text:p>
      <text:p text:style-name="P46">userDefined</text:p>
      <text:p text:style-name="P46"/>
      <text:p text:style-name="P46">add() - usado para criar uma validação customizada</text:p>
      <text:p text:style-name="P46"/>
      <text:p text:style-name="P46">Exemplo: src/Model/Table/ClientesTable.php</text:p>
      <text:p text:style-name="P46"/>
      <text:p text:style-name="P25">Campo username unique</text:p>
      <text:p text:style-name="P46"/>
      <text:p text:style-name="P46"><text:s text:c="8"/>$validator</text:p>
      <text:p text:style-name="P46"><text:s text:c="12"/>-&gt;requirePresence('username', 'create')</text:p>
      <text:p text:style-name="P46"><text:s text:c="12"/>-&gt;notEmpty('username')</text:p>
      <text:p text:style-name="P46"><text:s text:c="12"/>-&gt;add('username', 'unique', ['rule' =&gt; 'validateUnique', 'provider' =&gt; 'table', 'message', 'Este usuário já existe']);</text:p>
      <text:p text:style-name="P46"/>
      <text:p text:style-name="P25">Senha</text:p>
      <text:p text:style-name="P46"/>
      <text:p text:style-name="P46"><text:s text:c="8"/>$validator</text:p>
      <text:p text:style-name="P46"><text:s text:c="12"/>-&gt;requirePresence('password', 'create')</text:p>
      <text:p text:style-name="P46"><text:s text:c="12"/>-&gt;notEmpty('password');</text:p>
      <text:p text:style-name="P46"/>
      <text:p text:style-name="P46"/>
      <text:p text:style-name="P25">E-mail requerido</text:p>
      <text:p text:style-name="P46"/>
      <text:p text:style-name="P46"><text:s text:c="8"/>$validator</text:p>
      <text:p text:style-name="P46"><text:s text:c="12"/>-&gt;email('email')</text:p>
      <text:p text:style-name="P46"><text:s text:c="12"/>-&gt;notBlank('email')</text:p>
      <text:p text:style-name="P46"><text:s text:c="12"/>-&gt;add('email', 'unique', [</text:p>
      <text:p text:style-name="P46"><text:s text:c="12"/><text:tab/>'rule' =&gt; 'validateUnique', </text:p>
      <text:p text:style-name="P46"><text:s text:c="12"/><text:tab/>'provider' =&gt; 'table'</text:p>
      <text:p text:style-name="P46"><text:s text:c="12"/>]);</text:p>
      <text:p text:style-name="P46">ou</text:p>
      <text:p text:style-name="P46"><text:s text:c="8"/>$validator</text:p>
      <text:p text:style-name="P46"><text:tab/><text:tab/> <text:s text:c="2"/>-&gt;requirePresence('email')</text:p>
      <text:p text:style-name="P46"><text:tab/><text:tab/><text:tab/>-&gt;add('email', 'validFormat', [</text:p>
      <text:p text:style-name="P46"><text:tab/><text:tab/><text:tab/><text:tab/>'rule' =&gt; 'email',</text:p>
      <text:p text:style-name="P46"><text:tab/><text:tab/><text:tab/><text:tab/>'message' =&gt; 'E-mail inválido'</text:p>
      <text:p text:style-name="P46"><text:tab/><text:tab/><text:tab/>]);</text:p>
      <text:p text:style-name="P46"/>
      <text:p text:style-name="P46"/>
      <text:p text:style-name="P25">Nome requerido</text:p>
      <text:p text:style-name="P46"/>
      <text:p text:style-name="P46"><text:s text:c="8"/>$validator</text:p>
      <text:p text:style-name="P46"><text:soft-page-break/><text:s text:c="12"/>-&gt;requirePresence('nome', 'create')</text:p>
      <text:p text:style-name="P46"><text:s text:c="12"/>-&gt;notEmpty('nome');</text:p>
      <text:p text:style-name="P46"/>
      <text:p text:style-name="P46"/>
      <text:p text:style-name="P46">No Model/Table/ClientesTable.php</text:p>
      <text:p text:style-name="P46"/>
      <text:p text:style-name="P25">Rule customizada para o campo nascimento</text:p>
      <text:p text:style-name="P46"/>
      <text:p text:style-name="P46"><text:s text:c="4"/>public function validationDefault(Validator $validator)</text:p>
      <text:p text:style-name="P46"><text:s text:c="4"/>{</text:p>
      <text:p text:style-name="P46"><text:s text:c="8"/>$validator</text:p>
      <text:p text:style-name="P46"><text:s text:c="12"/>-&gt;integer('id')</text:p>
      <text:p text:style-name="P46"><text:s text:c="12"/>-&gt;allowEmpty('id', 'create');</text:p>
      <text:p text:style-name="P46"/>
      <text:p text:style-name="P46"><text:s text:c="8"/>$validator</text:p>
      <text:p text:style-name="P46"><text:s text:c="12"/>-&gt;requirePresence('nome', 'create')</text:p>
      <text:p text:style-name="P46"><text:s text:c="12"/>-&gt;notEmpty('nome');</text:p>
      <text:p text:style-name="P46"/>
      <text:p text:style-name="P46"><text:s text:c="8"/>$validator</text:p>
      <text:p text:style-name="P46"><text:s text:c="12"/>-&gt;email('email')</text:p>
      <text:p text:style-name="P46"><text:s text:c="12"/>-&gt;notBlank('email')</text:p>
      <text:p text:style-name="P46"><text:s text:c="12"/>-&gt;add('email', 'unique', ['rule' =&gt; 'validateUnique', 'provider' =&gt; 'table']);</text:p>
      <text:p text:style-name="P46"/>
      <text:p text:style-name="P46"><text:s text:c="8"/>$validator-&gt;add('nascimento',[</text:p>
      <text:p text:style-name="P46"><text:tab/> <text:s text:c="7"/>'notEmptyCheck'=&gt;[</text:p>
      <text:p text:style-name="P46"><text:s text:c="4"/><text:tab/><text:tab/> <text:s text:c="3"/>'rule'=&gt;[$this,'notEmptyNascimento'],</text:p>
      <text:p text:style-name="P46"><text:s text:c="4"/><text:tab/><text:tab/> <text:s text:c="3"/>'provider'=&gt;'table',</text:p>
      <text:p text:style-name="P46"><text:s text:c="4"/><text:tab/><text:tab/> <text:s text:c="3"/>'message'=&gt;'Favor selecionar uma data de nascimento'</text:p>
      <text:p text:style-name="P46"><text:s text:c="4"/><text:tab/><text:tab/> ]</text:p>
      <text:p text:style-name="P46"><text:s text:c="9"/>]);</text:p>
      <text:p text:style-name="P46"/>
      <text:p text:style-name="P46"><text:s text:c="8"/>$validator</text:p>
      <text:p text:style-name="P46"><text:s text:c="12"/>-&gt;allowEmpty('cpf');</text:p>
      <text:p text:style-name="P46"/>
      <text:p text:style-name="P46"><text:s text:c="8"/>$validator</text:p>
      <text:p text:style-name="P46"><text:s text:c="12"/>-&gt;allowEmpty('cnpj');</text:p>
      <text:p text:style-name="P46"/>
      <text:p text:style-name="P46"><text:s text:c="8"/>$validator</text:p>
      <text:p text:style-name="P46"><text:s text:c="12"/>-&gt;allowEmpty('fone');</text:p>
      <text:p text:style-name="P46"/>
      <text:p text:style-name="P46"><text:s text:c="8"/>$validator</text:p>
      <text:p text:style-name="P46"><text:s text:c="12"/>-&gt;allowEmpty('observacao');</text:p>
      <text:p text:style-name="P46"/>
      <text:p text:style-name="P46"><text:s text:c="8"/>$validator</text:p>
      <text:p text:style-name="P46"><text:s text:c="12"/>-&gt;notBlank('user_id');</text:p>
      <text:p text:style-name="P46"/>
      <text:p text:style-name="P46"><text:s text:c="8"/>return $validator;</text:p>
      <text:p text:style-name="P46"><text:s text:c="4"/>}</text:p>
      <text:p text:style-name="P46"/>
      <text:p text:style-name="P46"><text:s text:c="4"/>public function notEmptyNascimento($value,$context){</text:p>
      <text:p text:style-name="P46"><text:s text:c="8"/>if(empty($context['data']['nascimento'])) {</text:p>
      <text:p text:style-name="P46"><text:s text:c="12"/>return false;</text:p>
      <text:p text:style-name="P46"><text:soft-page-break/><text:s text:c="8"/>} else {</text:p>
      <text:p text:style-name="P46"><text:s text:c="12"/>return true;</text:p>
      <text:p text:style-name="P46"><text:s text:c="8"/>}</text:p>
      <text:p text:style-name="P46"><text:s text:c="4"/>}</text:p>
      <text:p text:style-name="P46"><text:s text:c="4"/></text:p>
      <text:p text:style-name="P46"><text:span text:style-name="T1">Dica</text:span>: O campo group_id não aparecia por padrão na lista de validações e mesmo que não fosse selecionado nenhum grupo o registro era armazenado. Então adicionei a validação como notBlank e na view add.ctp usei:</text:p>
      <text:p text:style-name="P46"/>
      <text:p text:style-name="P46"><text:s text:c="12"/>echo $this-&gt;Form-&gt;input('user_id', ['options' =&gt; $users,'empty'=&gt;true]);</text:p>
      <text:p text:style-name="P46"><text:s text:c="12"/></text:p>
      <text:p text:style-name="P46">Assim aparece o asterisco vermelho indicando requerido e somente quando alguém esoclhe um grupo na lista é permitodo cadastrar. <text:s text:c="11"/></text:p>
      <text:p text:style-name="P46"><text:s text:c="4"/></text:p>
      <text:p text:style-name="P25">Sugestão para lista <text:s text:c="3"/></text:p>
      <text:p text:style-name="P46"/>
      <text:p text:style-name="P46"><text:s text:c="4"/>public function validationDefault(Validator $validator)</text:p>
      <text:p text:style-name="P46"><text:s text:c="4"/>{</text:p>
      <text:p text:style-name="P46"><text:s text:c="8"/>return $validator</text:p>
      <text:p text:style-name="P46"><text:s text:c="12"/>-&gt;notEmpty('first_name', 'A username is required')</text:p>
      <text:p text:style-name="P46"><text:s text:c="12"/>-&gt;notEmpty('last_name', 'A username is required')</text:p>
      <text:p text:style-name="P46"><text:s text:c="12"/>-&gt;notEmpty('email', 'A username is required')</text:p>
      <text:p text:style-name="P46"><text:s text:c="12"/>-&gt;notEmpty('username', 'A username is required')</text:p>
      <text:p text:style-name="P46"><text:s text:c="12"/>-&gt;notEmpty('password', 'A username is required')</text:p>
      <text:p text:style-name="P46"><text:s text:c="12"/>-&gt;add('role', 'inList', [</text:p>
      <text:p text:style-name="P46"><text:s text:c="16"/>'rule' =&gt; ['inList', ['Employer', 'Job Seeker']],</text:p>
      <text:p text:style-name="P46"><text:s text:c="16"/>'message' =&gt; 'Please enter a valid role'</text:p>
      <text:p text:style-name="P46"><text:s text:c="12"/>]);</text:p>
      <text:p text:style-name="P46"><text:s text:c="4"/>}</text:p>
      <text:p text:style-name="P46"/>
      <text:p text:style-name="P46"/>
      <text:p text:style-name="P46">Como o Cake exige que as datas sejam null por default, uma forma de contornar isso exigindo o preenchimento é criando uma validação customizada:</text:p>
      <text:p text:style-name="P46"/>
      <text:p text:style-name="P46">No Model/Table/ClientesTable.php</text:p>
      <text:p text:style-name="P46"><text:s text:c="4"/>public function validationDefault(Validator $validator)</text:p>
      <text:p text:style-name="P46"><text:s text:c="4"/>{</text:p>
      <text:p text:style-name="P46"><text:tab/><text:tab/>...</text:p>
      <text:p text:style-name="P46"><text:s text:c="8"/>$validator-&gt;add('nascimento',[</text:p>
      <text:p text:style-name="P46"><text:tab/> <text:s text:c="7"/>'notEmptyCheck'=&gt;[</text:p>
      <text:p text:style-name="P46"><text:s text:c="4"/><text:tab/><text:tab/> <text:s text:c="3"/>'rule'=&gt;[$this,'notEmptyNascimento'],</text:p>
      <text:p text:style-name="P46"><text:s text:c="4"/><text:tab/><text:tab/> <text:s text:c="3"/>'provider'=&gt;'table',</text:p>
      <text:p text:style-name="P46"><text:s text:c="4"/><text:tab/><text:tab/> <text:s text:c="3"/>'message'=&gt;'Favor selecionar uma data de nascimento'</text:p>
      <text:p text:style-name="P46"><text:s text:c="4"/><text:tab/><text:tab/> ]</text:p>
      <text:p text:style-name="P46"><text:s text:c="9"/>]);</text:p>
      <text:p text:style-name="P46"><text:tab/><text:tab/>...</text:p>
      <text:p text:style-name="P46"><text:s text:c="8"/>return $validator;</text:p>
      <text:p text:style-name="P46"><text:s text:c="4"/>}</text:p>
      <text:p text:style-name="P46"/>
      <text:p text:style-name="P46"><text:s text:c="4"/>public function notEmptyNascimento($value,$context){</text:p>
      <text:p text:style-name="P46"><text:s text:c="8"/>if(empty($context['data']['nascimento'])) {</text:p>
      <text:p text:style-name="P46"><text:s text:c="12"/>return false;</text:p>
      <text:p text:style-name="P46"><text:soft-page-break/><text:s text:c="8"/>} else {</text:p>
      <text:p text:style-name="P46"><text:s text:c="12"/>return true;</text:p>
      <text:p text:style-name="P46"><text:s text:c="8"/>}</text:p>
      <text:p text:style-name="P46"><text:s text:c="4"/>}</text:p>
      <text:p text:style-name="P46"/>
      <text:p text:style-name="P46"/>
      <text:p text:style-name="P25">Validação de telefone</text:p>
      <text:p text:style-name="P46"/>
      <text:p text:style-name="P46">'fone' =&gt; [</text:p>
      <text:p text:style-name="P46"><text:s text:c="8"/>'rule' =&gt; array('isValidBRFoneFormat')</text:p>
      <text:p text:style-name="P46"><text:s text:c="4"/>],</text:p>
      <text:p text:style-name="P46"/>
      <text:p text:style-name="P46">// Formatos aceitos: (99) 99999-9999 e (99) 9999-9999</text:p>
      <text:p text:style-name="P46"/>
      <text:p text:style-name="P46"><text:s/>/*isValidBRFoneFormat() - Custom method to validate US Phone Number</text:p>
      <text:p text:style-name="P46"><text:s/>* @params Int $phone</text:p>
      <text:p text:style-name="P46"><text:s/>*/</text:p>
      <text:p text:style-name="P46"><text:s/>function isValidBRFoneFormat($phone){</text:p>
      <text:p text:style-name="P46"><text:s/>$fone=$fone['fone'];</text:p>
      <text:p text:style-name="P46"><text:s/>$errors = array();</text:p>
      <text:p text:style-name="P46"><text:s text:c="4"/>if(empty($fone)) {</text:p>
      <text:p text:style-name="P46"><text:s text:c="8"/>$errors [] = "Favor entrar um tenefone válido";</text:p>
      <text:p text:style-name="P46"><text:s text:c="4"/>}</text:p>
      <text:p text:style-name="P46"><text:s text:c="4"/>else if (!preg_match('/^(\(11\) [9][0-9]{4}-[0-9]{4})|(\(1[2-9]\) [5-9][0-9]{3}-[0-9]{4})|(\([2-9][1-9]\) [5-9][0-9]{3}-[0-9]{4})$/', $fone)) {</text:p>
      <text:p text:style-name="P46"><text:s text:c="8"/>$errors [] = "Favor entrar um tenefone válido";</text:p>
      <text:p text:style-name="P46"><text:s text:c="4"/>} </text:p>
      <text:p text:style-name="P46"/>
      <text:p text:style-name="P46"><text:s text:c="4"/>if (!empty($errors))</text:p>
      <text:p text:style-name="P46"><text:s text:c="4"/>return implode("\n", $errors);</text:p>
      <text:p text:style-name="P46"/>
      <text:p text:style-name="P46"><text:s text:c="4"/>return true;</text:p>
      <text:p text:style-name="P46">}</text:p>
      <text:p text:style-name="P46"/>
      <text:p text:style-name="P46"/>
      <text:p text:style-name="P46"/>
      <text:h text:style-name="P58" text:outline-level="1"><text:bookmark-start text:name="__RefHeading___Toc122_1028754505"/>Criação de um aplicativo tipo CRUD com o CakePHP3<text:bookmark-end text:name="__RefHeading___Toc122_1028754505"/></text:h>
      <text:p text:style-name="P47"/>
      <text:p text:style-name="P47">O principal objetivo aqui é criar um aplicativo tipo CRUD com bons recursos e de forma bem prática.</text:p>
      <text:p text:style-name="P47"/>
      <text:p text:style-name="P47">Vamos começar usando o recurso mais prático do CakePHP, que é o gerador de aplicativos chamado bake.</text:p>
      <text:p text:style-name="P47"/>
      <text:p text:style-name="P47">Iremos criar um simples CRUD mas já é um recurso muito prático e funcional, que pode ser utilizado para a criação de aplicativos simples para nosso dia a dia. Mais a frente iremos abordar recursos mais avançados.</text:p>
      <text:p text:style-name="P47"/>
      <text:p text:style-name="P47">Estou usando o Linux com diretório web em</text:p>
      <text:p text:style-name="P47">/var/www/html</text:p>
      <text:p text:style-name="P47"/>
      <text:p text:style-name="P47">Caso esteja usando outro sistema operacional faça os devidos ajustes</text:p>
      <text:p text:style-name="P47"/>
      <text:p text:style-name="P47">Caso esteja usando outro ambiente ou em outro diretório web altera o caminho abaixo</text:p>
      <text:p text:style-name="P47"/>
      <text:p text:style-name="P47">- Criar o aplicativo base usando o composer na pasta crud</text:p>
      <text:p text:style-name="P47"><text:s text:c="4"/>cd /var/www/html</text:p>
      <text:p text:style-name="P47"/>
      <text:p text:style-name="P47"><text:s text:c="4"/>composer create-project --prefer-dist cakephp/app crud</text:p>
      <text:p text:style-name="P47"/>
      <text:p text:style-name="P47">Aguarde a instalação e ao final apenas tecle ENTER.</text:p>
      <text:p text:style-name="P47"/>
      <text:p text:style-name="P47">Para saber qual a versão atual do Cake visite este site:</text:p>
      <text:p text:style-name="P47"/>
      <text:p text:style-name="P47"><text:a xlink:type="simple" xlink:href="https://github.com/cakephp/cakephp/releases" text:style-name="Internet_20_link" text:visited-style-name="Visited_20_Internet_20_Link">https://github.com/cakephp/cakephp/releases</text:a> </text:p>
      <text:p text:style-name="P47"/>
      <text:p text:style-name="P47">Ou então, depois de instalado, visualize este arquivos:</text:p>
      <text:p text:style-name="P47">vendor/cakephp/cakephp/VERSION.txt</text:p>
      <text:p text:style-name="P47"/>
      <text:p text:style-name="P47">- Criar o banco de dados no MySQL chamado 'crud' com apenas uma tabela chamada 'clientes'</text:p>
      <text:p text:style-name="P47"/>
      <text:p text:style-name="P47">Sugestão de gerenciador de bancos de dados: o gerenciador web em PHP <text:a xlink:type="simple" xlink:href="http://adminer.org/" text:style-name="Internet_20_link" text:visited-style-name="Visited_20_Internet_20_Link">http://adminer.org</text:a> </text:p>
      <text:p text:style-name="P47"/>
      <text:p text:style-name="P47">CREATE TABLE `clientes` (</text:p>
      <text:p text:style-name="P47"><text:s text:c="2"/>`id` int(11) NOT NULL AUTO_INCREMENT,</text:p>
      <text:p text:style-name="P47"><text:s text:c="2"/>`nome` char(45) COLLATE utf8mb4_unicode_ci NOT NULL,</text:p>
      <text:p text:style-name="P47"><text:s text:c="2"/>`email` varchar(50) COLLATE utf8mb4_unicode_ci DEFAULT NULL,</text:p>
      <text:p text:style-name="P47"><text:s text:c="2"/>PRIMARY KEY (`id`)</text:p>
      <text:p text:style-name="P47">);</text:p>
      <text:p text:style-name="P47"/>
      <text:p text:style-name="P47">INSERT INTO `clientes` (`nome`, `email`) VALUES</text:p>
      <text:p text:style-name="P47">('Ribamar FS',<text:tab/>'ribafs@gmail.com'),</text:p>
      <text:p text:style-name="P47">('João Britu Cunha',<text:tab/>'joao@gmail.com'),</text:p>
      <text:p text:style-name="P47">('Pedro Álvares',<text:tab/>'pedro@gmail.com'),</text:p>
      <text:p text:style-name="P47"><text:soft-page-break/>('Antônio',<text:tab/>'ant@gm.com'),</text:p>
      <text:p text:style-name="P47">('Jorge',<text:tab/>'jo@df.com'),</text:p>
      <text:p text:style-name="P47">('Cliente',<text:tab/>'cli@cli.com'),</text:p>
      <text:p text:style-name="P47">('<text:span text:style-name="T3">João Brito</text:span>',<text:tab/>'pa@cli.com'),</text:p>
      <text:p text:style-name="P47">('<text:span text:style-name="T3">Caarlos Alberto</text:span>',<text:tab/>'pa<text:span text:style-name="T3">2</text:span>@cli.com'),</text:p>
      <text:p text:style-name="P47">('<text:span text:style-name="T3">Roberto Pereira</text:span>',<text:tab/>'pa<text:span text:style-name="T3">22</text:span>@cli.com');</text:p>
      <text:p text:style-name="P47"/>
      <text:p text:style-name="P26">- Configurar o banco no aplicativo</text:p>
      <text:p text:style-name="P47"><text:s text:c="4"/>cd /var/www/html/crud</text:p>
      <text:p text:style-name="P47"><text:s text:c="4"/>nano config/app.php</text:p>
      <text:p text:style-name="P47">Como usaremos o mysql basta alterar estar linhas em Datasource</text:p>
      <text:p text:style-name="P47"><text:s text:c="12"/>'username' =&gt; 'root',</text:p>
      <text:p text:style-name="P47"><text:s text:c="12"/>'password' =&gt; '',</text:p>
      <text:p text:style-name="P47"><text:s text:c="12"/>'database' =&gt; 'crud',</text:p>
      <text:p text:style-name="P47"/>
      <text:p text:style-name="P26">- Acessar o aplicativo pelo navegador</text:p>
      <text:p text:style-name="P47"><text:s text:c="4"/>http://localhost/crud</text:p>
      <text:p text:style-name="P47"/>
      <text:p text:style-name="P47">Ele nos mostra uma página padrão criada automaticamente pelo Cake, mas sem nada do nosso banco</text:p>
      <text:p text:style-name="P47"/>
      <text:p text:style-name="P26">- Configurar o routes.php para Clientes com index</text:p>
      <text:p text:style-name="P47"><text:s text:c="4"/>nano config/routes.php</text:p>
      <text:p text:style-name="P47"/>
      <text:p text:style-name="P47">Mudar apenas esta linha</text:p>
      <text:p text:style-name="P47"><text:s text:c="4"/>cd /var/www/html/crud</text:p>
      <text:p text:style-name="P47"><text:s text:c="4"/>$routes-&gt;connect('/', ['controller' =&gt; 'Pages', 'action' =&gt; 'display', 'home']);</text:p>
      <text:p text:style-name="P47">Para</text:p>
      <text:p text:style-name="P47"><text:s text:c="4"/>$routes-&gt;connect('/', ['controller' =&gt; 'Clientes', 'action' =&gt; 'index']);</text:p>
      <text:p text:style-name="P47"/>
      <text:p text:style-name="P26">- Gerar o CRUD com o bake</text:p>
      <text:p text:style-name="P47"/>
      <text:p text:style-name="P47"><text:s text:c="4"/>Execute</text:p>
      <text:p text:style-name="P47"/>
      <text:p text:style-name="P47"><text:s text:c="4"/>cd /var/www/html/crud</text:p>
      <text:p text:style-name="P47"><text:s text:c="4"/>bin/cake bake all clientes</text:p>
      <text:p text:style-name="P47"/>
      <text:p text:style-name="P47"><text:s text:c="4"/>Observe que ele mostra mensagens de que criou todo o nosso código: controller, model, view/template entre outros recursos</text:p>
      <text:p text:style-name="P47"/>
      <text:p text:style-name="P26">Chame pelo navegador</text:p>
      <text:p text:style-name="P47"/>
      <text:p text:style-name="P47"><text:s text:c="4"/>http://localhost/crud</text:p>
      <text:p text:style-name="P47"/>
      <text:p text:style-name="P47">Ele nos mostra um aplicativo completo, com todo o CRUD, com CSS padrão, paginação, ordenação dos campos apensa clicando em seus labels, etc.</text:p>
      <text:p text:style-name="P47"/>
      <text:p text:style-name="P47">Clique em New Criante e crie um novo cliente.</text:p>
      <text:p text:style-name="P47"/>
      <text:p text:style-name="P47">Entre um nome e entre um e-mail incompleto, apenas o login e clique em SUBMIT.</text:p>
      <text:p text:style-name="P47">Ele já traz validação para o e-mail. Ele verificou na tabela o nome do campo "email" e já aplicou validação.</text:p>
      <text:p text:style-name="P47"><text:soft-page-break/>Uma beleza. </text:p>
      <text:p text:style-name="P47"/>
      <text:p text:style-name="P47">Dica: Para que o CakePHP nos preste este serviço o campo email na tabela deve ser NOT NULL.</text:p>
      <text:p text:style-name="P47"/>
      <text:p text:style-name="P47">Corrija e clique em SUBMIT</text:p>
      <text:p text:style-name="P47"/>
      <text:p text:style-name="P47">Como a equipe do Cake está se preparando para lançar a versão 4.0, talvez receba a mensagem de erro:</text:p>
      <text:p text:style-name="P47"/>
      <text:p text:style-name="P47">Deprecated (16384): RequestHandlerComponent::beforeRedirect() is deprecated. This functionality will be removed in 4.0.0. Set the `enableBeforeRedirect` option to `false` to disable this warning. - /<text:span text:style-name="T4">var</text:span>/www/<text:span text:style-name="T4">html</text:span>/crud/vendor/cakephp/cakephp/src/Event/EventManager.php, line: 353</text:p>
      <text:p text:style-name="P47"><text:s/>You can disable deprecation warnings by setting `Error.errorLevel` to `E_ALL &amp; ~E_USER_DEPRECATED` in your config/app.php. [CORE/src/Core/functions.php, line 307]</text:p>
      <text:p text:style-name="P47"/>
      <text:p text:style-name="P47">Caso receba edite novamente o arquivo</text:p>
      <text:p text:style-name="P47"/>
      <text:p text:style-name="P47">config/app.php</text:p>
      <text:p text:style-name="P47"/>
      <text:p text:style-name="P47">E altere a linha</text:p>
      <text:p text:style-name="P47"/>
      <text:p text:style-name="P47">'errorLevel' =&gt; E_ALL,</text:p>
      <text:p text:style-name="P47"/>
      <text:p text:style-name="P47">Para</text:p>
      <text:p text:style-name="P47">'errorLevel' =&gt; E_ALL &amp; ~E_USER_DEPRECATED,</text:p>
      <text:p text:style-name="P47"/>
      <text:p text:style-name="P47">E chame novamente</text:p>
      <text:p text:style-name="P47"/>
      <text:p text:style-name="P47"><text:s text:c="4"/>http://localhost/crud</text:p>
      <text:p text:style-name="P47"/>
      <text:p text:style-name="P47">Veja que temos um CRUD funcional (Add, Edit, View e Delete, além de outrosr ecursos), que podemos usar para o cadastro de clientes, uma agenda e qualquer outra finalidade.</text:p>
      <text:p text:style-name="P47"/>
      <text:p text:style-name="P47">Sugestões de leitura:</text:p>
      <text:p text:style-name="P47"/>
      <text:p text:style-name="P47">Uma recomendação é instalar o plugin cake-acl-br, que instala um template com o Bootstrap e um controle de acesso para o aplicativo:</text:p>
      <text:p text:style-name="P47"/>
      <text:p text:style-name="P47"><text:a xlink:type="simple" xlink:href="https://github.com/ribafs/cake-acl-br" text:style-name="Internet_20_link" text:visited-style-name="Visited_20_Internet_20_Link">https://github.com/ribafs/cake-acl-br</text:a> </text:p>
      <text:p text:style-name="P47"/>
      <text:p text:style-name="P47">O site oficial do CakePHP é uma das grandes forças do framework, com tutoriais de exemplo de vários aplicativos:</text:p>
      <text:p text:style-name="P47"><text:a xlink:type="simple" xlink:href="https://book.cakephp.org/3.0/en/tutorials-and-examples.html" text:style-name="Internet_20_link" text:visited-style-name="Visited_20_Internet_20_Link">https://book.cakephp.org/3.0/en/tutorials-and-examples.html</text:a> </text:p>
      <text:p text:style-name="P47"><text:a xlink:type="simple" xlink:href="https://book.cakephp.org/3.0/en/tutorials-and-examples/blog/blog.html" text:style-name="Internet_20_link" text:visited-style-name="Visited_20_Internet_20_Link">https://book.cakephp.org/3.0/en/tutorials-and-examples/blog/blog.html</text:a> </text:p>
      <text:p text:style-name="P47"><text:a xlink:type="simple" xlink:href="https://book.cakephp.org/3.0/en/tutorials-and-examples/blog-auth-example/auth.html" text:style-name="Internet_20_link" text:visited-style-name="Visited_20_Internet_20_Link">https://book.cakephp.org/3.0/en/tutorials-and-examples/blog-auth-example/auth.html</text:a> </text:p>
      <text:p text:style-name="P47"><text:a xlink:type="simple" xlink:href="https://book.cakephp.org/3.0/en/tutorials-and-examples/bookmarks/intro.html" text:style-name="Internet_20_link" text:visited-style-name="Visited_20_Internet_20_Link">https://book.cakephp.org/3.0/en/tutorials-and-examples/bookmarks/intro.html</text:a> </text:p>
      <text:p text:style-name="P47"/>
      <text:p text:style-name="P47">E uma ótima documentação, que pode ser vista online</text:p>
      <text:p text:style-name="P47"><text:a xlink:type="simple" xlink:href="https://book.cakephp.org/3.0/en/index.html" text:style-name="Internet_20_link" text:visited-style-name="Visited_20_Internet_20_Link">https://book.cakephp.org/3.0/en/index.html</text:a> </text:p>
      <text:p text:style-name="P47"><text:soft-page-break/></text:p>
      <text:p text:style-name="P47">Ou offline em PDF ou Epub</text:p>
      <text:p text:style-name="P47"><text:a xlink:type="simple" xlink:href="https://book.cakephp.org/3.0/_downloads/en/CakePHPCookbook.pdf" text:style-name="Internet_20_link" text:visited-style-name="Visited_20_Internet_20_Link">https://book.cakephp.org/3.0/_downloads/en/CakePHPCookbook.pdf</text:a> </text:p>
      <text:p text:style-name="P47"><text:a xlink:type="simple" xlink:href="https://book.cakephp.org/3.0/_downloads/en/CakePHPCookbook.epub" text:style-name="Internet_20_link" text:visited-style-name="Visited_20_Internet_20_Link">https://book.cakephp.org/3.0/_downloads/en/CakePHPCookbook.epub</text:a> </text:p>
      <text:p text:style-name="P47"/>
      <text:p text:style-name="P47"/>
      <text:h text:style-name="P60" text:outline-level="2"><text:bookmark-start text:name="__RefHeading___Toc124_1028754505"/>Criação de um aplicativo tipo CRUD com o CakePHP 3 via código<text:bookmark-end text:name="__RefHeading___Toc124_1028754505"/></text:h>
      <text:p text:style-name="P48"/>
      <text:p text:style-name="P48">O objetivo maior deste tutorial é criar um aplicativo tipo CRUD com o Cake, mas agora apenas codificando, sem a ajuda do bake.</text:p>
      <text:p text:style-name="P48"/>
      <text:p text:style-name="P48">Vamos seguir as dicas do CakePHP para ir criando nosso aplicativo.</text:p>
      <text:p text:style-name="P48"/>
      <text:p text:style-name="P48">Este aplicativo será apenas para mostrar como funcionam alguams coisas no CakePHP. Ele não faz nada de tão útil mas conhecer estas coisas no Cake é muito importante. Quando mais você dominar o funcionamento mais poderá fazer com o framework.</text:p>
      <text:p text:style-name="P48"/>
      <text:p text:style-name="P27">- Criar o aplicativo base usando o composer na pasta crud0</text:p>
      <text:p text:style-name="P48">cd /var/www/html</text:p>
      <text:p text:style-name="P48"/>
      <text:p text:style-name="P48">composer create-project --prefer-dist cakephp/app crud0</text:p>
      <text:p text:style-name="P48"/>
      <text:p text:style-name="P27">- Configurar o banco no aplicativo</text:p>
      <text:p text:style-name="P48">Neste exemplo não precisaremos configurar o banco de dados, pois usaremos apenas código sem acesso a bancos.</text:p>
      <text:p text:style-name="P48"/>
      <text:p text:style-name="P48">Configure o routes.php de forma semelhante, para Clientes/index</text:p>
      <text:p text:style-name="P48"/>
      <text:p text:style-name="P27">- Acessar o aplicativo pelo navegador</text:p>
      <text:p text:style-name="P48"><text:s text:c="4"/>http://localhost/crud0</text:p>
      <text:p text:style-name="P48"/>
      <text:p text:style-name="P48">Ele nos mostra uma página padrão criada automaticamente pelo Cake com diversas informações úteis, mas sem nada do nosso banco</text:p>
      <text:p text:style-name="P48"/>
      <text:p text:style-name="P27">- Vamos tentar acessar nossa tabela clientes</text:p>
      <text:p text:style-name="P48"><text:s text:c="4"/>http://localhost/crud0/clientes</text:p>
      <text:p text:style-name="P48"/>
      <text:p text:style-name="P48">Veja os erros:</text:p>
      <text:p text:style-name="P48">Error: ClientesController could not be found. </text:p>
      <text:p text:style-name="P48"/>
      <text:p text:style-name="P48"><text:s/>Error: Create the class ClientesController below in file: src/Controller/ClientesController.php</text:p>
      <text:p text:style-name="P48"/>
      <text:p text:style-name="P48"><text:s text:c="4"/>&lt;?php</text:p>
      <text:p text:style-name="P48"><text:s text:c="4"/>namespace App\Controller;</text:p>
      <text:p text:style-name="P48"/>
      <text:p text:style-name="P48"><text:s text:c="4"/>use App\Controller\AppController;</text:p>
      <text:p text:style-name="P48"><text:s text:c="4"/>class ClientesController extends AppController</text:p>
      <text:p text:style-name="P48"><text:s text:c="4"/>{</text:p>
      <text:p text:style-name="P48"/>
      <text:p text:style-name="P48"><text:s text:c="4"/>}</text:p>
      <text:p text:style-name="P48"><text:soft-page-break/>Ele diz que precisamos ter um controller chamado Clientes e nos indica uma estrutura básica. Então vamos seguir suas dicas</text:p>
      <text:p text:style-name="P48"/>
      <text:p text:style-name="P48"><text:s text:c="4"/>cd /var/www/html/crud0</text:p>
      <text:p text:style-name="P48"/>
      <text:p text:style-name="P48"><text:s text:c="4"/>Lembre que a pasta src guarda todo o código do aplicativo em CakePHP. Todo o código que adicionamos diretamente para o aplicativo deve ficar nesta pasta.</text:p>
      <text:p text:style-name="P48"><text:s text:c="4"/>Crie o arquivo:</text:p>
      <text:p text:style-name="P48"/>
      <text:p text:style-name="P48"><text:s text:c="4"/>nano src/Controller/ClientesController.php</text:p>
      <text:p text:style-name="P48"><text:s text:c="4"/>Contendo</text:p>
      <text:p text:style-name="P48"/>
      <text:p text:style-name="P48">&lt;?php</text:p>
      <text:p text:style-name="P48">namespace App\Controller;</text:p>
      <text:p text:style-name="P48"/>
      <text:p text:style-name="P48">use App\Controller\AppController;</text:p>
      <text:p text:style-name="P48"/>
      <text:p text:style-name="P48">class ClientesController extends AppController</text:p>
      <text:p text:style-name="P48">{</text:p>
      <text:p text:style-name="P48"/>
      <text:p text:style-name="P48">}</text:p>
      <text:p text:style-name="P48"/>
      <text:p text:style-name="P27">Chamemos agora novamente pelo navegador</text:p>
      <text:p text:style-name="P48"/>
      <text:p text:style-name="P48"><text:s text:c="4"/>http://localhost/crud0/clientes</text:p>
      <text:p text:style-name="P48"/>
      <text:p text:style-name="P48">Veja os erros agora</text:p>
      <text:p text:style-name="P48"/>
      <text:p text:style-name="P48"><text:s/>The action index is not defined in ClientesController</text:p>
      <text:p text:style-name="P48"/>
      <text:p text:style-name="P48">Error: Create ClientesController::index() in file: src/Controller/ClientesController.php.</text:p>
      <text:p text:style-name="P48"/>
      <text:p text:style-name="P48">&lt;?php</text:p>
      <text:p text:style-name="P48">namespace App\Controller;</text:p>
      <text:p text:style-name="P48"/>
      <text:p text:style-name="P48">use App\Controller\AppController;</text:p>
      <text:p text:style-name="P48"/>
      <text:p text:style-name="P48">class ClientesController extends AppController</text:p>
      <text:p text:style-name="P48">{</text:p>
      <text:p text:style-name="P48"/>
      <text:p text:style-name="P48"><text:s text:c="4"/>public function index()</text:p>
      <text:p text:style-name="P48"><text:s text:c="4"/>{</text:p>
      <text:p text:style-name="P48"/>
      <text:p text:style-name="P48"><text:s text:c="4"/>}</text:p>
      <text:p text:style-name="P48">}</text:p>
      <text:p text:style-name="P48"/>
      <text:p text:style-name="P48"/>
      <text:p text:style-name="P1">Ele está dizendo que precisamos criar o action index() no nosso controller, então vamos criar como indicado dentro da classe</text:p>
      <text:p text:style-name="P48"/>
      <text:p text:style-name="P48"><text:s text:c="4"/>public function index()</text:p>
      <text:p text:style-name="P48"><text:s text:c="4"/>{</text:p>
      <text:p text:style-name="P48"/>
      <text:p text:style-name="P48"><text:s text:c="4"/>}</text:p>
      <text:p text:style-name="P48"/>
      <text:p text:style-name="P48">Chamemos novamente pelo navegador</text:p>
      <text:p text:style-name="P48"/>
      <text:p text:style-name="P48"><text:s text:c="4"/>http://localhost/crud0/clientes</text:p>
      <text:p text:style-name="P48"/>
      <text:p text:style-name="P48">E agora os erros são diferentes:</text:p>
      <text:p text:style-name="P48"/>
      <text:p text:style-name="P48"><text:s/>Error: The view for ClientesController::index() was not found.</text:p>
      <text:p text:style-name="P48"/>
      <text:p text:style-name="P48">Confirm you have created the file: "Clientes/index.ctp" in one of the following paths:</text:p>
      <text:p text:style-name="P48"/>
      <text:p text:style-name="P48"><text:s text:c="4"/>/<text:span text:style-name="T4">var</text:span>/www/<text:span text:style-name="T4">html</text:span>/crud/src/Template/Clientes/index.ctp</text:p>
      <text:p text:style-name="P48"/>
      <text:p text:style-name="P48">Ele nos pede uma view chamada index.ctp em src/Template/Clientes</text:p>
      <text:p text:style-name="P48"><text:s text:c="4"/></text:p>
      <text:p text:style-name="P48"><text:s text:c="4"/>mkdir /var/www/html/crud/src/Template/Clientes</text:p>
      <text:p text:style-name="P48"><text:s text:c="4"/>nano /var/www/html/crud/src/Template/Clientes/index.ctp</text:p>
      <text:p text:style-name="P48"/>
      <text:p text:style-name="P48">Criando apenas o arquivo index.ctp vazio já atende e não mais veremos erro.</text:p>
      <text:p text:style-name="P48">Mas a tela abrirá limpa, somente com o título Clientes</text:p>
      <text:p text:style-name="P48"/>
      <text:p text:style-name="P48">Adicione para o index.ctp:</text:p>
      <text:p text:style-name="P48"/>
      <text:p text:style-name="P48">&lt;h1&gt;Meu primeiro aplicativo&lt;/h1&gt;</text:p>
      <text:p text:style-name="P48"/>
      <text:p text:style-name="P48">Chamemos novamente pelo navegador</text:p>
      <text:p text:style-name="P48"/>
      <text:p text:style-name="P48"><text:s text:c="4"/>http://localhost/crud0/clientes</text:p>
      <text:p text:style-name="P48"/>
      <text:p text:style-name="P48">Porque ao chamar clientes ele abre o action index() que chama o index.ctp correspondente?</text:p>
      <text:p text:style-name="P48">É o padrão do Cake, ao chamar um controller, ele chama por padrão o action index().</text:p>
      <text:p text:style-name="P48">E ao chamar um action ele chama <text:s/>o template correspondente, no caso o index.ctp.</text:p>
      <text:p text:style-name="P48"/>
      <text:p text:style-name="P48">Agora nada de erro, apenas a mensagem que adicionamos.</text:p>
      <text:p text:style-name="P48"/>
      <text:p text:style-name="P48">Veja toda a sequência:</text:p>
      <text:p text:style-name="P48">- Criar o controller</text:p>
      <text:p text:style-name="P48">- Criar no controller o método/action ClientesController/index()</text:p>
      <text:p text:style-name="P48">- Criar uma view/template correspondente ao método do controller, no caso o Tempalte/Clientes/index.ctp</text:p>
      <text:p text:style-name="P48"/>
      <text:p text:style-name="P48">Veja como o Cake ajuda na criação. Em algumas etapas ele diz exatamente o que precisamos fazer.</text:p>
      <text:p text:style-name="P48"/>
      <text:p text:style-name="P48"><text:soft-page-break/>- Configurar o routes.php para que nosso aplicativo acesse automaticamente o action index() do controller Clientes</text:p>
      <text:p text:style-name="P48"><text:s text:c="4"/>cd /var/www/html/crud0</text:p>
      <text:p text:style-name="P48"><text:s text:c="4"/>nano config/routes.php</text:p>
      <text:p text:style-name="P48"/>
      <text:p text:style-name="P48">Mudar apenas esta linha</text:p>
      <text:p text:style-name="P48"><text:s text:c="4"/>$routes-&gt;connect('/', ['controller' =&gt; 'Pages', 'action' =&gt; 'display', 'home']);</text:p>
      <text:p text:style-name="P48">Para</text:p>
      <text:p text:style-name="P48"><text:s text:c="4"/>$routes-&gt;connect('/', ['controller' =&gt; 'Clientes', 'action' =&gt; 'index']);</text:p>
      <text:p text:style-name="P48"/>
      <text:p text:style-name="P48">Fazendo isso podemos chamar nosso aplicativo assim:</text:p>
      <text:p text:style-name="P48"/>
      <text:p text:style-name="P48"><text:s text:c="4"/>http://localhost/crud0</text:p>
      <text:p text:style-name="P48"/>
      <text:p text:style-name="P48">E ele automaticamente chamará </text:p>
      <text:p text:style-name="P48"><text:s text:c="4"/>http://localhost/crud0/clientes/index</text:p>
      <text:p text:style-name="P48"/>
      <text:p text:style-name="P48">Pois definimos o controller Clientes e o action index como defaults.</text:p>
      <text:p text:style-name="P48"/>
      <text:p text:style-name="P48">O que vem a seguir?</text:p>
      <text:p text:style-name="P48"/>
      <text:p text:style-name="P48">Veja que nosso aplicativo crud0 não é funcional. Seu código não é usável. Não trabalha com o banco de dados.</text:p>
      <text:p text:style-name="P48">Na próxima etapa criaremos o aplicativo crud1 e então trabalharemos com o banco de dados.</text:p>
      <text:p text:style-name="P48"/>
      <text:h text:style-name="Heading_20_2" text:outline-level="2"><text:bookmark-start text:name="__RefHeading___Toc126_1028754505"/>Criação de um aplicativo tipo CRUD com o CakePHP3<text:bookmark-end text:name="__RefHeading___Toc126_1028754505"/></text:h>
      <text:p text:style-name="P49"/>
      <text:p text:style-name="P49">O objetivo maior deste tutorial é criar um aplicativo tipo CRUD com o Cake, mas agora apenas codificando, sem a ajuda do bake.</text:p>
      <text:p text:style-name="P49"/>
      <text:p text:style-name="P49">Vamos seguir de onde paramos no tutorial anterior sobre o crud0.</text:p>
      <text:p text:style-name="P49"/>
      <text:p text:style-name="P28">- Criar o aplicativo base usando o composer na pasta crud1</text:p>
      <text:p text:style-name="P49">cd /var/www/html</text:p>
      <text:p text:style-name="P49">composer create-project --prefer-dist cakephp/app crud1</text:p>
      <text:p text:style-name="P49"/>
      <text:p text:style-name="P49">- Vamos usar o mesmo banco 'crud' criado no tutorial anterior com a tabela clientes</text:p>
      <text:p text:style-name="P49"/>
      <text:p text:style-name="P28">- Configurar o banco no aplicativo</text:p>
      <text:p text:style-name="P49"><text:s text:c="4"/>cd /var/www/html/crud1</text:p>
      <text:p text:style-name="P49"><text:s text:c="4"/>nano config/app.php</text:p>
      <text:p text:style-name="P49">Como usaremos o mysql basta alterar estar linhas em Datasource</text:p>
      <text:p text:style-name="P49"><text:s text:c="12"/>'username' =&gt; 'root',</text:p>
      <text:p text:style-name="P49"><text:s text:c="12"/>'password' =&gt; '',</text:p>
      <text:p text:style-name="P49"><text:s text:c="12"/>'database' =&gt; 'crud',</text:p>
      <text:p text:style-name="P49"/>
      <text:p text:style-name="P49">Aproveite e altere a linha com</text:p>
      <text:p text:style-name="P49"><text:s text:c="8"/>'errorLevel' =&gt; E_ALL,</text:p>
      <text:p text:style-name="P49">Para</text:p>
      <text:p text:style-name="P49"><text:s text:c="8"/>'errorLevel' =&gt; E_ALL &amp; ~E_USER_DEPRECATED,</text:p>
      <text:p text:style-name="P49"><text:soft-page-break/></text:p>
      <text:p text:style-name="P49">- Configurar o routes.php para que nosso aplicativo acesse automaticamente o action index() do controller Clientes</text:p>
      <text:p text:style-name="P49"><text:s text:c="4"/>cd /var/www/html/crud1</text:p>
      <text:p text:style-name="P49"><text:s text:c="4"/>nano config/routes.php</text:p>
      <text:p text:style-name="P49"/>
      <text:p text:style-name="P49">Mudar apenas esta linha</text:p>
      <text:p text:style-name="P49"><text:s text:c="4"/>$routes-&gt;connect('/', ['controller' =&gt; 'Pages', 'action' =&gt; 'display', 'home']);</text:p>
      <text:p text:style-name="P49">Para</text:p>
      <text:p text:style-name="P49"><text:s text:c="4"/>$routes-&gt;connect('/', ['controller' =&gt; 'Clientes', 'action' =&gt; 'index']);</text:p>
      <text:p text:style-name="P49"/>
      <text:p text:style-name="P49">Fazendo isso podemos chamar nosso aplicativo assim:</text:p>
      <text:p text:style-name="P49"/>
      <text:p text:style-name="P49"><text:s text:c="4"/>http://localhost/crud1</text:p>
      <text:p text:style-name="P49"/>
      <text:p text:style-name="P49">E ele chamará </text:p>
      <text:p text:style-name="P49">http://localhost/crud1/clientes/index</text:p>
      <text:p text:style-name="P49"/>
      <text:p text:style-name="P49">Nos mostrará erros dizendo que não temos o controller clientes.</text:p>
      <text:p text:style-name="P49"/>
      <text:p text:style-name="P28">Criação do controller ClientesController.php com o action index()</text:p>
      <text:p text:style-name="P49"/>
      <text:p text:style-name="P49">O CakePHP é um framework que segue o padrão MVC. Quando criamos um aplicativo sem criar explicitamente o model ele cria um model para nós.</text:p>
      <text:p text:style-name="P49">Vejamos. Vamos criar o controller</text:p>
      <text:p text:style-name="P49"/>
      <text:p text:style-name="P49">src/Controller/ClientesController.php</text:p>
      <text:p text:style-name="P49"/>
      <text:p text:style-name="P49">Contendo:</text:p>
      <text:p text:style-name="P49"/>
      <text:p text:style-name="P49">&lt;?php</text:p>
      <text:p text:style-name="P49">namespace App\Controller;</text:p>
      <text:p text:style-name="P49">use App\Controller\AppController;</text:p>
      <text:p text:style-name="P49"/>
      <text:p text:style-name="P49">class ClientesController extends AppController</text:p>
      <text:p text:style-name="P49">{</text:p>
      <text:p text:style-name="P49"><text:s text:c="4"/>public function index()</text:p>
      <text:p text:style-name="P49"><text:s text:c="4"/>{</text:p>
      <text:p text:style-name="P49"><text:s text:c="8"/>$clientes = $this-&gt;paginate($this-&gt;Clientes);</text:p>
      <text:p text:style-name="P49"><text:s text:c="8"/>$this-&gt;set(compact('clientes'));</text:p>
      <text:p text:style-name="P49"><text:s text:c="4"/>}</text:p>
      <text:p text:style-name="P49"/>
      <text:p text:style-name="P49">}</text:p>
      <text:p text:style-name="P49"/>
      <text:p text:style-name="P49">Veja que é basicamente o mesmo método index() criado pelo bake, mas sem os comentários para simplificar.</text:p>
      <text:p text:style-name="P49"/>
      <text:p text:style-name="P49">Este método usa a função set() para enviar a variável clientes, que contém todos os registros da tabela clientes para a view chamada pelo método index, que no caso é src/Template/Clientes/index.ctp</text:p>
      <text:p text:style-name="P49"/>
      <text:p text:style-name="P49"/>
      <text:p text:style-name="P28"><text:soft-page-break/>Criação da View/Template Clientes/index.ctp</text:p>
      <text:p text:style-name="P49"/>
      <text:p text:style-name="P49">Então criemos o diretório</text:p>
      <text:p text:style-name="P49"/>
      <text:p text:style-name="P49">src/Template/Clientes</text:p>
      <text:p text:style-name="P49"/>
      <text:p text:style-name="P49">E dentro dele o template</text:p>
      <text:p text:style-name="P49"/>
      <text:p text:style-name="P49">index.ctp</text:p>
      <text:p text:style-name="P49"/>
      <text:p text:style-name="P49">Contendo</text:p>
      <text:p text:style-name="P49"/>
      <text:p text:style-name="P49">&lt;?php </text:p>
      <text:p text:style-name="P49">foreach ($clientes as $cliente){ </text:p>
      <text:p text:style-name="P49"><text:s text:c="5"/>echo $cliente-&gt;id.'-'.$cliente-&gt;nome.'-'.$cliente-&gt;email.'&lt;br&gt;';</text:p>
      <text:p text:style-name="P49">}</text:p>
      <text:p text:style-name="P49"/>
      <text:p text:style-name="P49">Melhorando um pouco a aparência do nosso template index.ctp:</text:p>
      <text:p text:style-name="P49"/>
      <text:p text:style-name="P49">&lt;table&gt;</text:p>
      <text:p text:style-name="P49">&lt;?php </text:p>
      <text:p text:style-name="P49">print '&lt;tr&gt;&lt;td&gt;ID&lt;/td&gt;&lt;td&gt;Nome&lt;/td&gt;&lt;td&gt;E-mail&lt;/td&gt;&lt;/tr&gt;';</text:p>
      <text:p text:style-name="P49">foreach ($clientes as $cliente){ </text:p>
      <text:p text:style-name="P49"><text:s text:c="5"/>print '&lt;tr&gt;&lt;td&gt;'.$cliente-&gt;id.'&lt;/td&gt;&lt;td&gt;'.$cliente-&gt;nome.'&lt;/td&gt;&lt;td&gt;'.$cliente-&gt;email.'&lt;/td&gt;&lt;/tr&gt;';</text:p>
      <text:p text:style-name="P49">}</text:p>
      <text:p text:style-name="P49">print '&lt;/table&gt;';</text:p>
      <text:p text:style-name="P49"/>
      <text:p text:style-name="P49">Aqui recebemos a variável $clientes e varremos a mesma com o laço foreach().</text:p>
      <text:p text:style-name="P49"/>
      <text:p text:style-name="P49">Ele mostrará todos os campos de todos os registros.</text:p>
      <text:p text:style-name="P49"/>
      <text:p text:style-name="P49">Veja que fizemos tudo isso apenas com o controller e o template/view, não tocamos em model. O cake cuidou disso para nós.</text:p>
      <text:p text:style-name="P49"/>
      <text:p text:style-name="P49"/>
      <text:p text:style-name="P28">Criação do action add() e do tempalte add.ctp</text:p>
      <text:p text:style-name="P49"/>
      <text:p text:style-name="P49">Adicionar o método/action add() ao nosso controller clientes</text:p>
      <text:p text:style-name="P49"/>
      <text:p text:style-name="P49"><text:s text:c="4"/>public function add()</text:p>
      <text:p text:style-name="P49"><text:s text:c="4"/>{</text:p>
      <text:p text:style-name="P49"><text:s text:c="8"/>$cliente = $this-&gt;Clientes-&gt;newEntity();</text:p>
      <text:p text:style-name="P49"><text:s text:c="8"/>if ($this-&gt;request-&gt;is('post')) {</text:p>
      <text:p text:style-name="P49"/>
      <text:p text:style-name="P49"><text:s text:c="12"/>// o método patchEntity(), como o newEntity() validará os dados antes de ser salvo na entidade</text:p>
      <text:p text:style-name="P49"><text:s text:c="12"/>$cliente = $this-&gt;Clientes-&gt;patchEntity($cliente, $this-&gt;request-&gt;getData());</text:p>
      <text:p text:style-name="P49"/>
      <text:p text:style-name="P49"><text:s text:c="12"/>// Salvar o registro cliente</text:p>
      <text:p text:style-name="P49"><text:s text:c="12"/>if ($this-&gt;Clientes-&gt;save($cliente)) {</text:p>
      <text:p text:style-name="P49"><text:s text:c="16"/>return $this-&gt;redirect(['action' =&gt; 'index']);</text:p>
      <text:p text:style-name="P49"><text:soft-page-break/><text:s text:c="12"/>}</text:p>
      <text:p text:style-name="P49"><text:s text:c="8"/>}</text:p>
      <text:p text:style-name="P49"><text:s text:c="8"/>// Armazena os dados do registro clientes na variável cliente e envia para o add.ctp</text:p>
      <text:p text:style-name="P49"><text:s text:c="8"/>$this-&gt;set(compact('cliente'));</text:p>
      <text:p text:style-name="P49"><text:s text:c="4"/>}</text:p>
      <text:p text:style-name="P49"/>
      <text:p text:style-name="P49"/>
      <text:p text:style-name="P49">É também o método criado pelo bake mas simplificado.</text:p>
      <text:p text:style-name="P49"/>
      <text:p text:style-name="P49">Se chamar pelo navegador agora com:</text:p>
      <text:p text:style-name="P49"/>
      <text:p text:style-name="P49">http://localhost/crud1/clientes/add</text:p>
      <text:p text:style-name="P49"/>
      <text:p text:style-name="P49">Ele reclamará do tempalte add.ctp correspondente</text:p>
      <text:p text:style-name="P49"/>
      <text:p text:style-name="P49"/>
      <text:p text:style-name="P28">Criar o template src/Template/Clientes/add.ctp</text:p>
      <text:p text:style-name="P49"/>
      <text:p text:style-name="P49">Contendo este código abaixo, que é uma simplificação do criado pelo bake</text:p>
      <text:p text:style-name="P49"/>
      <text:p text:style-name="P49">&lt;?= $this-&gt;Form-&gt;create($cliente) ?&gt;</text:p>
      <text:p text:style-name="P49">&lt;legend&gt;&lt;?= __('Add Cliente') ?&gt;&lt;/legend&gt;</text:p>
      <text:p text:style-name="P49"><text:s text:c="4"/>&lt;?php</text:p>
      <text:p text:style-name="P49"><text:s text:c="8"/>echo $this-&gt;Form-&gt;control('nome');</text:p>
      <text:p text:style-name="P49"><text:s text:c="8"/>echo $this-&gt;Form-&gt;control('email');</text:p>
      <text:p text:style-name="P49"><text:s text:c="4"/>?&gt;</text:p>
      <text:p text:style-name="P49">&lt;?= $this-&gt;Form-&gt;button(__('Submit')) ?&gt;</text:p>
      <text:p text:style-name="P49">&lt;?= $this-&gt;Form-&gt;end() ?&gt;</text:p>
      <text:p text:style-name="P49"/>
      <text:p text:style-name="P49">Como não temos nenhum link para esta view podemos chamá-la pelo navegador assim:</text:p>
      <text:p text:style-name="P49"/>
      <text:p text:style-name="P49">http://localhost/crud1/clientes/add</text:p>
      <text:p text:style-name="P49"/>
      <text:p text:style-name="P49"/>
      <text:p text:style-name="P28">Criando o action a o template view</text:p>
      <text:p text:style-name="P49"/>
      <text:p text:style-name="P49"><text:s text:c="4"/>Adicionar ao controller o método abaixo</text:p>
      <text:p text:style-name="P49"/>
      <text:p text:style-name="P49"><text:s text:c="4"/>public function view($id = null)</text:p>
      <text:p text:style-name="P49"><text:s text:c="4"/>{</text:p>
      <text:p text:style-name="P49"><text:s text:c="8"/>$cliente = $this-&gt;Clientes-&gt;get($id);</text:p>
      <text:p text:style-name="P49"><text:s text:c="8"/>$this-&gt;set(compact('cliente'));</text:p>
      <text:p text:style-name="P49"><text:s text:c="4"/>}</text:p>
      <text:p text:style-name="P49"/>
      <text:p text:style-name="P49">Agora chame pelo navegador com </text:p>
      <text:p text:style-name="P49"/>
      <text:p text:style-name="P49">http://localhost/crud1/clientes/view/3</text:p>
      <text:p text:style-name="P49"/>
      <text:p text:style-name="P49">Ele informará que o view.ctp não existe</text:p>
      <text:p text:style-name="P49"/>
      <text:p text:style-name="P49">Então crie o arquivo src/Template/Clientes/view.ctp</text:p>
      <text:p text:style-name="P49"/>
      <text:p text:style-name="P49"><text:soft-page-break/>Contendo</text:p>
      <text:p text:style-name="P49"/>
      <text:p text:style-name="P49">&lt;table class="vertical-table"&gt;</text:p>
      <text:p text:style-name="P49"><text:s text:c="4"/>&lt;tr&gt;</text:p>
      <text:p text:style-name="P49"><text:s text:c="8"/>&lt;th&gt;Nome&lt;/th&gt;</text:p>
      <text:p text:style-name="P49"><text:s text:c="8"/>&lt;td&gt;&lt;?= $cliente-&gt;nome ?&gt;&lt;/td&gt;</text:p>
      <text:p text:style-name="P49"><text:s text:c="4"/>&lt;/tr&gt;</text:p>
      <text:p text:style-name="P49"><text:s text:c="4"/>&lt;tr&gt;</text:p>
      <text:p text:style-name="P49"><text:s text:c="8"/>&lt;th&gt;E-mail&lt;/th&gt;</text:p>
      <text:p text:style-name="P49"><text:s text:c="8"/>&lt;td&gt;&lt;?= $cliente-&gt;email ?&gt;&lt;/td&gt;</text:p>
      <text:p text:style-name="P49"><text:s text:c="4"/>&lt;/tr&gt;</text:p>
      <text:p text:style-name="P49"><text:s text:c="4"/>&lt;tr&gt;</text:p>
      <text:p text:style-name="P49"><text:s text:c="8"/>&lt;th&gt;Id&lt;/th&gt;</text:p>
      <text:p text:style-name="P49"><text:s text:c="8"/>&lt;td&gt;&lt;?= $cliente-&gt;id ?&gt;&lt;/td&gt;</text:p>
      <text:p text:style-name="P49"><text:s text:c="4"/>&lt;/tr&gt;</text:p>
      <text:p text:style-name="P49">&lt;/table&gt;</text:p>
      <text:p text:style-name="P49"/>
      <text:p text:style-name="P49">Agora chame pelo navegador com </text:p>
      <text:p text:style-name="P49"/>
      <text:p text:style-name="P49">http://localhost/crud1/clientes/view/3</text:p>
      <text:p text:style-name="P49"/>
      <text:p text:style-name="P28">Criar o action e o template edit</text:p>
      <text:p text:style-name="P49"/>
      <text:p text:style-name="P49"><text:s text:c="4"/>public function edit($id = null)</text:p>
      <text:p text:style-name="P49"><text:s text:c="4"/>{</text:p>
      <text:p text:style-name="P49"><text:s text:c="8"/>$cliente = $this-&gt;Clientes-&gt;get($id);</text:p>
      <text:p text:style-name="P49"><text:s text:c="8"/>if ($this-&gt;request-&gt;is(['patch', 'post', 'put'])) {</text:p>
      <text:p text:style-name="P49"><text:s text:c="12"/>$cliente = $this-&gt;Clientes-&gt;patchEntity($cliente, $this-&gt;request-&gt;getData());</text:p>
      <text:p text:style-name="P49"><text:s text:c="12"/>if ($this-&gt;Clientes-&gt;save($cliente)) {</text:p>
      <text:p text:style-name="P49"><text:s text:c="16"/>return $this-&gt;redirect(['action' =&gt; 'index']);</text:p>
      <text:p text:style-name="P49"><text:s text:c="12"/>}</text:p>
      <text:p text:style-name="P49"><text:s text:c="8"/>}</text:p>
      <text:p text:style-name="P49"><text:s text:c="8"/>$this-&gt;set(compact('cliente'));</text:p>
      <text:p text:style-name="P49"><text:s text:c="4"/>}</text:p>
      <text:p text:style-name="P49"/>
      <text:p text:style-name="P49">&lt;?= $this-&gt;Form-&gt;create($cliente) ?&gt;</text:p>
      <text:p text:style-name="P49"><text:s text:c="4"/>&lt;h3&gt;Editar Cliente&lt;&gt;</text:p>
      <text:p text:style-name="P49"><text:s text:c="4"/>&lt;?php</text:p>
      <text:p text:style-name="P49"><text:s text:c="8"/>echo $this-&gt;Form-&gt;control('nome');</text:p>
      <text:p text:style-name="P49"><text:s text:c="8"/>echo $this-&gt;Form-&gt;control('email');</text:p>
      <text:p text:style-name="P49"><text:s text:c="4"/>?&gt;</text:p>
      <text:p text:style-name="P49">&lt;?= $this-&gt;Form-&gt;button(__('Submit')) ?&gt;</text:p>
      <text:p text:style-name="P49">&lt;?= $this-&gt;Form-&gt;end() ?&gt;</text:p>
      <text:p text:style-name="P49"/>
      <text:p text:style-name="P49">Agora chame pelo navegador com:</text:p>
      <text:p text:style-name="P49"/>
      <text:p text:style-name="P49">http://localhost/crud1/clientes/edit/3</text:p>
      <text:p text:style-name="P49"/>
      <text:p text:style-name="P49">Ele mostrará um formulário com o registro 3 para ser editado.</text:p>
      <text:p text:style-name="P49"/>
      <text:p text:style-name="P49"><text:soft-page-break/>Agora o interessante é a criação de uma grid contendo a listagem de todos os registros (index), um botão para adicioanr novos registros e cada registro contendo um link para editar, visualizar e excluir, como fez o Bake.</text:p>
      <text:p text:style-name="P49"/>
      <text:p text:style-name="P49">Mas ainda falta muito para ficar parecido com o código gerado pelo bake:</text:p>
      <text:p text:style-name="P49">- Paginação</text:p>
      <text:p text:style-name="P49">- Ordenação dos campos</text:p>
      <text:p text:style-name="P49">- Estilo com CSS</text:p>
      <text:p text:style-name="P49">- ...</text:p>
      <text:p text:style-name="P49"/>
      <text:p text:style-name="P49">O que vem a seguir?</text:p>
      <text:p text:style-name="P49"/>
      <text:p text:style-name="P49">Veja que nosso aplicativo crud1 não está completo.</text:p>
      <text:p text:style-name="P49">Criaremos o aplicativo crud2 que mostrará links para editar, visualizar e excluir os registros no index.ctp.</text:p>
      <text:p text:style-name="P49"/>
      <text:h text:style-name="P60" text:outline-level="2"><text:bookmark-start text:name="__RefHeading___Toc128_1028754505"/>Criação de um aplicativo tipo CRUD com o CakePHP3 mas na unha<text:bookmark-end text:name="__RefHeading___Toc128_1028754505"/></text:h>
      <text:p text:style-name="P50"/>
      <text:p text:style-name="P50">O objetivo maior deste tutorial é criar um aplicativo tipo CRUD com o Cake, mas agora apenas codificando, sem a ajuda do bake.</text:p>
      <text:p text:style-name="P50">Vamos seguir de onde paramos no tutorial anterior sobre o crud1.</text:p>
      <text:p text:style-name="P50"/>
      <text:p text:style-name="P50">Desta vez não criaremos outro aplicativo iremos apenas copiar a pasta do crud1 e renomear para crud2 aproveitando tudo que fizemos Caso seja necessário num Linux ajuste as permissões dos arquivos da pasta crud2.</text:p>
      <text:p text:style-name="P50"/>
      <text:p text:style-name="P29">Criar os links para editar, ver e excluir no index.ctp</text:p>
      <text:p text:style-name="P50"/>
      <text:p text:style-name="P50">Chame pelo navegador com:</text:p>
      <text:p text:style-name="P50"/>
      <text:p text:style-name="P50">http://localhost/crud2</text:p>
      <text:p text:style-name="P50"/>
      <text:p text:style-name="P50">Veja que ele lista todos os registros, com respectivos id, nome e email.</text:p>
      <text:p text:style-name="P50">Vamos adicionar uma coluna/label chamada Ações após o email e ela conterá em cada registro os três links: editar, ver e excluir, como faz o Bake.</text:p>
      <text:p text:style-name="P50"/>
      <text:p text:style-name="P50">Vamos para isso editar o src/Template/Clientes/index.ctp</text:p>
      <text:p text:style-name="P50"/>
      <text:p text:style-name="P50">Atualmente ele está assim:</text:p>
      <text:p text:style-name="P50"/>
      <text:p text:style-name="P50">&lt;table&gt;</text:p>
      <text:p text:style-name="P50">&lt;?php </text:p>
      <text:p text:style-name="P50">print '&lt;tr&gt;&lt;td&gt;ID&lt;/td&gt;&lt;td&gt;Nome&lt;/td&gt;&lt;td&gt;E-mail&lt;/td&gt;&lt;/tr&gt;';</text:p>
      <text:p text:style-name="P50">foreach ($clientes as $cliente){ </text:p>
      <text:p text:style-name="P50"><text:s text:c="5"/>print '&lt;tr&gt;&lt;td&gt;'.$cliente-&gt;id.'&lt;/td&gt;&lt;td&gt;'.$cliente-&gt;nome.'&lt;/td&gt;&lt;td&gt;'.$cliente-&gt;email.'&lt;/td&gt;&lt;/tr&gt;';</text:p>
      <text:p text:style-name="P50">}</text:p>
      <text:p text:style-name="P50"/>
      <text:p text:style-name="P50">Vamos alterar (aproveitando o código gerado pelo Bake no app crud):</text:p>
      <text:p text:style-name="P50"/>
      <text:p text:style-name="P50">&lt;table&gt;</text:p>
      <text:p text:style-name="P50"><text:soft-page-break/>&lt;?php </text:p>
      <text:p text:style-name="P50">print '&lt;tr&gt;&lt;td&gt;&lt;strong&gt;ID&lt;/td&gt;&lt;td&gt;&lt;strong&gt;Nome&lt;/td&gt;&lt;td&gt;&lt;strong&gt;E-mail&lt;/td&gt;&lt;td&gt;&lt;strong&gt;Ações&lt;/td&gt;&lt;/tr&gt;';</text:p>
      <text:p text:style-name="P50">?&gt;</text:p>
      <text:p text:style-name="P50"><text:s text:c="8"/>&lt;tbody&gt;</text:p>
      <text:p text:style-name="P50"><text:s text:c="12"/>&lt;?php foreach ($clientes as $cliente): ?&gt;</text:p>
      <text:p text:style-name="P50"><text:s text:c="12"/>&lt;tr&gt;</text:p>
      <text:p text:style-name="P50"><text:s text:c="16"/>&lt;td&gt;&lt;?= $cliente-&gt;id ?&gt;&lt;/td&gt;</text:p>
      <text:p text:style-name="P50"><text:s text:c="16"/>&lt;td&gt;&lt;?= h($cliente-&gt;nome) ?&gt;&lt;/td&gt;</text:p>
      <text:p text:style-name="P50"><text:s text:c="16"/>&lt;td&gt;&lt;?= h($cliente-&gt;email) ?&gt;&lt;/td&gt;</text:p>
      <text:p text:style-name="P50"><text:s text:c="16"/>&lt;td class="actions"&gt;</text:p>
      <text:p text:style-name="P50"><text:s text:c="20"/>&lt;?= $this-&gt;Html-&gt;link(__('View'), ['action' =&gt; 'view', $cliente-&gt;id]) ?&gt;</text:p>
      <text:p text:style-name="P50"><text:s text:c="20"/>&lt;?= $this-&gt;Html-&gt;link(__('Edit'), ['action' =&gt; 'edit', $cliente-&gt;id]) ?&gt;</text:p>
      <text:p text:style-name="P50"><text:s text:c="20"/>&lt;?= $this-&gt;Form-&gt;postLink(__('Delete'), ['action' =&gt; 'delete', $cliente-&gt;id], ['confirm' =&gt; __('Are you sure you want to delete # {0}?', $cliente-&gt;id)]) ?&gt;</text:p>
      <text:p text:style-name="P50"><text:s text:c="16"/>&lt;/td&gt;</text:p>
      <text:p text:style-name="P50"><text:s text:c="12"/>&lt;/tr&gt;</text:p>
      <text:p text:style-name="P50"><text:s text:c="12"/>&lt;?php endforeach; ?&gt;</text:p>
      <text:p text:style-name="P50"><text:s text:c="8"/>&lt;/tbody&gt;</text:p>
      <text:p text:style-name="P50"><text:s text:c="4"/>&lt;/table&gt;</text:p>
      <text:p text:style-name="P50"/>
      <text:p text:style-name="P50">No crud1 faltou a criação do método delete() para o controller Clientes</text:p>
      <text:p text:style-name="P50"/>
      <text:p text:style-name="P50">Adicione ao controller ClientesController.php</text:p>
      <text:p text:style-name="P50"/>
      <text:p text:style-name="P50"><text:s text:c="4"/>public function delete($id = null)</text:p>
      <text:p text:style-name="P50"><text:s text:c="4"/>{</text:p>
      <text:p text:style-name="P50"><text:s text:c="8"/>$this-&gt;request-&gt;allowMethod(['post', 'delete']);</text:p>
      <text:p text:style-name="P50"><text:s text:c="8"/>$cliente = $this-&gt;Clientes-&gt;get($id);</text:p>
      <text:p text:style-name="P50"><text:s text:c="8"/>$this-&gt;Clientes-&gt;delete($cliente);</text:p>
      <text:p text:style-name="P50"><text:s text:c="8"/>return $this-&gt;redirect(['action' =&gt; 'index']);</text:p>
      <text:p text:style-name="P50"><text:s text:c="4"/>}</text:p>
      <text:p text:style-name="P50"/>
      <text:p text:style-name="P50">Veja que mais uma vez eu simplifiquei o código, removendo validações e mensagens de erro ou acerto apenas para facilitar o entendimento.</text:p>
      <text:p text:style-name="P50">Mas o ideal é fazer como faz o Bake, com tudo que tem direito para tornar o código mais amigável e mais seguro.</text:p>
      <text:p text:style-name="P50"/>
      <text:p text:style-name="P50">Agora podemos chamar novamente pelo navegador e testar todas as operações do crud:</text:p>
      <text:p text:style-name="P50"/>
      <text:p text:style-name="P50">http://localhost/crud2</text:p>
      <text:p text:style-name="P50"/>
      <text:p text:style-name="P50">Ops, ainda falta a opção na index para criar um novo registro, ou seja, um link para o add.ctp</text:p>
      <text:p text:style-name="P50"/>
      <text:p text:style-name="P50">Vamos adicioná-lo acima da listagem, logo abaixo da tag &lt;table&gt;.</text:p>
      <text:p text:style-name="P50"/>
      <text:p text:style-name="P50">&lt;li&gt;&lt;?= $this-&gt;Html-&gt;link(__('New Cliente'), ['action' =&gt; 'add']) ?&gt;&lt;/li&gt;</text:p>
      <text:p text:style-name="P50"/>
      <text:p text:style-name="P50">Assim nosso CRUD está completo. Todo criado linha a linha do código.</text:p>
      <text:p text:style-name="P50"/>
      <text:p text:style-name="P29"><text:soft-page-break/>O que vem a seguir?</text:p>
      <text:p text:style-name="P50"/>
      <text:p text:style-name="P50">Veja que nosso aplicativo crud2 não está completo mas já está funcional, inserindo, editando, visutalizando e excluindo registros.</text:p>
      <text:p text:style-name="P50">Para excluir precisamos incluir o action delete(). Inclua este action:</text:p>
      <text:p text:style-name="P50"/>
      <text:p text:style-name="P50"><text:s text:c="4"/>public function delete($id = null)</text:p>
      <text:p text:style-name="P50"><text:s text:c="4"/>{</text:p>
      <text:p text:style-name="P50"><text:s text:c="8"/>$this-&gt;request-&gt;allowMethod(['post', 'delete']);</text:p>
      <text:p text:style-name="P50"><text:s text:c="8"/>$cliente = $this-&gt;Clientes-&gt;get($id);</text:p>
      <text:p text:style-name="P50"><text:s text:c="8"/>if ($this-&gt;Clientes-&gt;delete($cliente)) {</text:p>
      <text:p text:style-name="P50"><text:s text:c="12"/>$this-&gt;Flash-&gt;success(__('The cliente has been deleted.'));</text:p>
      <text:p text:style-name="P50"><text:s text:c="8"/>} else {</text:p>
      <text:p text:style-name="P50"><text:s text:c="12"/>$this-&gt;Flash-&gt;error(__('The cliente could not be deleted. Please, try again.'));</text:p>
      <text:p text:style-name="P50"><text:s text:c="8"/>}</text:p>
      <text:p text:style-name="P50"/>
      <text:p text:style-name="P50"><text:s text:c="8"/>return $this-&gt;redirect(['action' =&gt; 'index']);</text:p>
      <text:p text:style-name="P50"><text:s text:c="4"/>}</text:p>
      <text:p text:style-name="P50"/>
      <text:p text:style-name="P50"/>
      <text:p text:style-name="P50">Falta muita coisa para que fique decente. Mas nesta linha pararemos por aqui. </text:p>
      <text:p text:style-name="P50">Daqui pra frente estudaremos as partes mais avançadas do código do Cake:</text:p>
      <text:p text:style-name="P50">- Como validar informações usando o model</text:p>
      <text:p text:style-name="P50">- Como programar nas três camadas, model, crontroller e view e fazer as informações conversarem entre si, mostrando todo o fluxo, onde ela começa e onde ela termina. Desde a solicitação do usuário ao clicar em um link, em um botão ou chamar um link até a resposta final da informação voltando para o usuário. Com isso precisaremos usar funções que são próprias do model, outras que são próprias do controller e outras que são próprias da view.</text:p>
      <text:p text:style-name="P50"/>
      <text:p text:style-name="P50">Em seguida veremos o aplicativo app_code.</text:p>
      <text:p text:style-name="P50"/>
      <text:p text:style-name="P50">Existe muita coisa para aprendermos. </text:p>
      <text:p text:style-name="P50"/>
      <text:p text:style-name="P50"/>
      <text:p text:style-name="P29">Onde obter ajuda?</text:p>
      <text:p text:style-name="P50"/>
      <text:p text:style-name="P50">O site do Cake é a melhor fonte de consulta que conheço. Com toda a documentação fornecida online. Também é oferecida em forma de pdf e epub.</text:p>
      <text:p text:style-name="P50"/>
      <text:p text:style-name="P50">Mas não existe documentação perfeita. Seria praticamente impossível chegar perto.</text:p>
      <text:p text:style-name="P50">Devemos contar com outras fontes de pesquisa que ajudam:</text:p>
      <text:p text:style-name="P50"/>
      <text:p text:style-name="P50">Lista oficial em inglês, onde podemos tirar dúvidas - <text:a xlink:type="simple" xlink:href="https://discourse.cakephp.org/" text:style-name="Internet_20_link" text:visited-style-name="Visited_20_Internet_20_Link">https://discourse.cakephp.org/</text:a> </text:p>
      <text:p text:style-name="P50">Forum sobre CakePHP em inglês no StackOverflow - <text:a xlink:type="simple" xlink:href="https://stackoverflow.com/tags/cakephp/new" text:style-name="Internet_20_link" text:visited-style-name="Visited_20_Internet_20_Link">https://stackoverflow.com/tags/cakephp/new</text:a> </text:p>
      <text:p text:style-name="P50">Forum do StackOverflow em pt-br sobre o CakePHP 3 - <text:a xlink:type="simple" xlink:href="https://pt.stackoverflow.com/questions/tagged/cakephp-3" text:style-name="Internet_20_link" text:visited-style-name="Visited_20_Internet_20_Link">https://pt.stackoverflow.com/questions/tagged/cakephp-3</text:a> </text:p>
      <text:p text:style-name="P50">Claro que também temos os instrumentos de busca caso falte algo.</text:p>
      <text:p text:style-name="P50"/>
      <text:p text:style-name="P6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Arial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6T17:23:08.570283281</meta:creation-date>
    <dc:date>2020-05-06T18:12:00.256775854</dc:date>
    <meta:editing-duration>PT1H12M</meta:editing-duration>
    <meta:editing-cycles>54</meta:editing-cycles>
    <meta:generator>LibreOffice/6.1.5.2$Linux_X86_64 LibreOffice_project/10$Build-2</meta:generator>
    <meta:document-statistic meta:table-count="0" meta:image-count="0" meta:object-count="0" meta:page-count="30" meta:paragraph-count="952" meta:word-count="4960" meta:character-count="42014" meta:non-whitespace-character-count="34270"/>
  </office:meta>
</office:document-meta>
</file>